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MACS NOTES</text:title></text:p>
      <text:p text:style-name="OrgTitle"/>
      <text:p text:style-name="OrgSubtitle">
<text:user-defined style:data-style-name="N0" text:name="subtitle">
ORGMODE EXPLAINED</text:user-defined>

</text:p>
      <text:p text:style-name="OrgSubtitle"/>
      <text:p text:style-name="OrgSubtitle"><text:initial-creator>hexinzheng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9c1066d">1. 问题</text:a></text:p>
          <text:p text:style-name="Contents_20_1"><text:a xlink:type="simple" xlink:href="#org58daeb5">2. 调试脚本</text:a></text:p>
          <text:p text:style-name="Contents_20_1"><text:a xlink:type="simple" xlink:href="#org5a61bec">3. 澄清概念</text:a></text:p>
          <text:p text:style-name="Contents_20_1"><text:a xlink:type="simple" xlink:href="#org920947c">4. 重要概念</text:a></text:p>
          <text:p text:style-name="Contents_20_2"><text:a xlink:type="simple" xlink:href="#orga31d229">4.1. 屏幕（Screen）</text:a></text:p>
          <text:p text:style-name="Contents_20_3"><text:a xlink:type="simple" xlink:href="#orgacdb0e3">4.1.1. Point</text:a></text:p>
          <text:p text:style-name="Contents_20_3"><text:a xlink:type="simple" xlink:href="#org414d0a1">4.1.2. Echo Area</text:a></text:p>
          <text:p text:style-name="Contents_20_3"><text:a xlink:type="simple" xlink:href="#orgae431ed">4.1.3. Mode Line</text:a></text:p>
          <text:p text:style-name="Contents_20_2"><text:a xlink:type="simple" xlink:href="#org606b876">4.2. 用户输入（User input）</text:a></text:p>
          <text:p text:style-name="Contents_20_2"><text:a xlink:type="simple" xlink:href="#orgf82bc9e">4.3. 输入键 （Keys）</text:a></text:p>
          <text:p text:style-name="Contents_20_2"><text:a xlink:type="simple" xlink:href="#org2390b0d">4.4. 命令 （Command）</text:a></text:p>
          <text:p text:style-name="Contents_20_2"><text:a xlink:type="simple" xlink:href="#orgfd30128">4.5. 进入 Emacs</text:a></text:p>
          <text:p text:style-name="Contents_20_2"><text:a xlink:type="simple" xlink:href="#orgdf342af">4.6. 退出 Emacs</text:a></text:p>
          <text:p text:style-name="Contents_20_1"><text:a xlink:type="simple" xlink:href="#org131a363">5. 基本编辑命令</text:a></text:p>
          <text:p text:style-name="Contents_20_2"><text:a xlink:type="simple" xlink:href="#orged10291">5.1. 基础</text:a></text:p>
          <text:p text:style-name="Contents_20_3"><text:a xlink:type="simple" xlink:href="#org6345dde">5.1.1. 插入文本 (Insert Text)</text:a></text:p>
          <text:p text:style-name="Contents_20_3"><text:a xlink:type="simple" xlink:href="#orgbd491c4">5.1.2. 移动光标 (Move Point)</text:a></text:p>
          <text:p text:style-name="Contents_20_3"><text:a xlink:type="simple" xlink:href="#org06e361d">5.1.3. 删除 (Erasing)</text:a></text:p>
          <text:p text:style-name="Contents_20_3"><text:a xlink:type="simple" xlink:href="#orgc7db530">5.1.4. 基本撤销 (Basic Undo)</text:a></text:p>
          <text:p text:style-name="Contents_20_3"><text:a xlink:type="simple" xlink:href="#orgc7faf64">5.1.5. 文件 (Files)</text:a></text:p>
          <text:p text:style-name="Contents_20_3"><text:a xlink:type="simple" xlink:href="#orgb1776f4">5.1.6. 帮助 (Help)</text:a></text:p>
          <text:p text:style-name="Contents_20_3"><text:a xlink:type="simple" xlink:href="#org3ac8c3f">5.1.7. 空行 (Blank Lines)</text:a></text:p>
          <text:p text:style-name="Contents_20_3"><text:a xlink:type="simple" xlink:href="#org9fdfd6f">5.1.8. 连续行 (Continuation Lines)</text:a></text:p>
          <text:p text:style-name="Contents_20_3"><text:a xlink:type="simple" xlink:href="#orgd878479">5.1.9. 位置信息 (Position Info)</text:a></text:p>
          <text:p text:style-name="Contents_20_3"><text:a xlink:type="simple" xlink:href="#orgd12d612">5.1.10. 参数 (Arguments)</text:a></text:p>
          <text:p text:style-name="Contents_20_3"><text:a xlink:type="simple" xlink:href="#org5274953">5.1.11. 重复 (Repeating)</text:a></text:p>
          <text:p text:style-name="Contents_20_2"><text:a xlink:type="simple" xlink:href="#org2d706f4">5.2. Minibuffer</text:a></text:p>
          <text:p text:style-name="Contents_20_2"><text:a xlink:type="simple" xlink:href="#org6095a0e">5.3. M-x</text:a></text:p>
          <text:p text:style-name="Contents_20_2"><text:a xlink:type="simple" xlink:href="#orgb54e4cf">5.4. 帮助(help)</text:a></text:p>
          <text:p text:style-name="Contents_20_1"><text:a xlink:type="simple" xlink:href="#org574e1ca">6. org-mode</text:a></text:p>
          <text:p text:style-name="Contents_20_2"><text:a xlink:type="simple" xlink:href="#org6b4fb22">6.1. Agenda Views</text:a></text:p>
          <text:p text:style-name="Contents_20_3"><text:a xlink:type="simple" xlink:href="#orgfd7e9bc">6.1.1. Agenda Files</text:a></text:p>
          <text:p text:style-name="Contents_20_2"><text:a xlink:type="simple" xlink:href="#org1746ca1">6.2. Document Structure</text:a></text:p>
          <text:p text:style-name="Contents_20_3"><text:a xlink:type="simple" xlink:href="#orgd62ffce">6.2.1. Headlines</text:a></text:p>
          <text:p text:style-name="Contents_20_2"><text:a xlink:type="simple" xlink:href="#orgd76379d">6.3. ToDo Items</text:a></text:p>
          <text:p text:style-name="Contents_20_2"><text:a xlink:type="simple" xlink:href="#orga575c07">6.4. Datetimes</text:a></text:p>
          <text:p text:style-name="Contents_20_3"><text:a xlink:type="simple" xlink:href="#org2eccec1">6.4.1. Timestamps</text:a></text:p>
          <text:p text:style-name="Contents_20_3"><text:a xlink:type="simple" xlink:href="#orga2cc39f">6.4.2. 创建时间戳</text:a></text:p>
          <text:p text:style-name="Contents_20_3"><text:a xlink:type="simple" xlink:href="#org0ead599">6.4.3. Deadlines 和 Scheduling</text:a></text:p>
          <text:p text:style-name="Contents_20_1"><text:a xlink:type="simple" xlink:href="#org65b036e">7. Timer Example</text:a></text:p>
          <text:p text:style-name="Contents_20_2"><text:a xlink:type="simple" xlink:href="#org5bb27e0">7.1. Clock column view example</text:a></text:p>
          <text:p text:style-name="Contents_20_2"><text:a xlink:type="simple" xlink:href="#org4fda02e">7.2. Effort estimate example</text:a></text:p>
          <text:p text:style-name="Contents_20_1"><text:a xlink:type="simple" xlink:href="#orga2514a8">8. Orgmode (Studing)</text:a></text:p>
          <text:p text:style-name="Contents_20_2"><text:a xlink:type="simple" xlink:href="#orgc7828ec">8.1. <text:span text:style-name="OrgTodo">DONE</text:span> E01S01 : Headlines &amp; outline mode</text:a></text:p>
          <text:p text:style-name="Contents_20_2"><text:a xlink:type="simple" xlink:href="#orgdebdcaa">8.2. <text:span text:style-name="OrgTodo">DONE</text:span> E01S02 : ToDo Keywords</text:a></text:p>
          <text:p text:style-name="Contents_20_2"><text:a xlink:type="simple" xlink:href="#orgc696b15">8.3. <text:span text:style-name="OrgTodo">DONE</text:span> E01S03 : Schedule, Deadlines &amp; Agenda views</text:a></text:p>
          <text:p text:style-name="Contents_20_2"><text:a xlink:type="simple" xlink:href="#orgb076b1e">8.4. <text:span text:style-name="OrgTodo">DONE</text:span> E01S04 : Repeating tasks</text:a></text:p>
          <text:p text:style-name="Contents_20_3"><text:a xlink:type="simple" xlink:href="#orgf2e5071">8.4.1. 规律重复出现的时间戳</text:a></text:p>
          <text:p text:style-name="Contents_20_2"><text:a xlink:type="simple" xlink:href="#org186785e">8.5. <text:span text:style-name="OrgTodo">DONE</text:span> E01S05 : Checklists <text:span text:style-name="OrgCode">[2/4]</text:span></text:a></text:p>
          <text:p text:style-name="Contents_20_2"><text:a xlink:type="simple" xlink:href="#org9fbaff4">8.6. <text:span text:style-name="OrgTodo">DONE</text:span> E02S01 : Tags <text:span text:style-name="OrgTags">[<text:span text:style-name="OrgTag">BASIC</text:span>]</text:span></text:a></text:p>
          <text:p text:style-name="Contents_20_2"><text:a xlink:type="simple" xlink:href="#org02662ba">8.7. <text:span text:style-name="OrgTodo">DONE</text:span> E02S02 : Agenda view (advanced) <text:span text:style-name="OrgTags">[<text:span text:style-name="OrgTag">BASIC</text:span>]</text:span></text:a></text:p>
          <text:p text:style-name="Contents_20_2"><text:a xlink:type="simple" xlink:href="#org64e01a6">8.8. <text:span text:style-name="OrgTodo">DONE</text:span> E02S03 : Customized Agenda view</text:a></text:p>
          <text:p text:style-name="Contents_20_2"><text:a xlink:type="simple" xlink:href="#org05dd4d5">8.9. <text:span text:style-name="OrgTodo">DONE</text:span> E02S04 : Drawers,Logging &amp; quick notes <text:span text:style-name="OrgTags">[<text:span text:style-name="OrgTag">ADVANCED</text:span>]</text:span></text:a></text:p>
          <text:p text:style-name="Contents_20_2"><text:a xlink:type="simple" xlink:href="#orgcf7d457">8.10. <text:span text:style-name="OrgTodo">DONE</text:span> E02S05 : Archiving <text:span text:style-name="OrgTags">[<text:span text:style-name="OrgTag">FUTURE</text:span>]</text:span></text:a></text:p>
          <text:p text:style-name="Contents_20_2"><text:a xlink:type="simple" xlink:href="#org6a5d60f">8.11. <text:span text:style-name="OrgTodo">DONE</text:span> E03S01 : Automatic logging of status changes <text:span text:style-name="OrgTags">[<text:span text:style-name="OrgTag">FUTURE</text:span>]</text:span></text:a></text:p>
          <text:p text:style-name="Contents_20_2"><text:a xlink:type="simple" xlink:href="#org1cfac8a">8.12. <text:span text:style-name="OrgTodo">WAITING</text:span> E03S02 : Splitting your system up to several files <text:span text:style-name="OrgTags">[<text:span text:style-name="OrgTag">FUTURE</text:span>]</text:span></text:a></text:p>
          <text:p text:style-name="Contents_20_2"><text:a xlink:type="simple" xlink:href="#org0fa2ee9">8.13. <text:span text:style-name="OrgTodo">WAITING</text:span> E03S03 : The first capture template(s) <text:span text:style-name="OrgTags">[<text:span text:style-name="OrgTag">USEFUL</text:span>]</text:span></text:a></text:p>
          <text:p text:style-name="Contents_20_2"><text:a xlink:type="simple" xlink:href="#org61962cb">8.14. <text:span text:style-name="OrgTodo">WAITING</text:span> E03S04 : The  -PROPERTIES - drawer <text:span text:style-name="OrgTags">[<text:span text:style-name="OrgTag">FUTURE</text:span>]</text:span></text:a></text:p>
          <text:p text:style-name="Contents_20_2"><text:a xlink:type="simple" xlink:href="#org8188923">8.15. <text:span text:style-name="OrgTodo">WAITING</text:span> E03S05 : Archiving to different files <text:span text:style-name="OrgTags">[<text:span text:style-name="OrgTag">FUTURE</text:span>]</text:span></text:a></text:p>
          <text:p text:style-name="Contents_20_2"><text:a xlink:type="simple" xlink:href="#org25772d6">8.16. <text:span text:style-name="OrgTodo">WAITING</text:span> E04S01 : Ordered tasks <text:span text:style-name="OrgTags">[<text:span text:style-name="OrgTag">ADVANCED</text:span> : <text:span text:style-name="OrgTag">FUTURE</text:span>]</text:span></text:a></text:p>
          <text:p text:style-name="Contents_20_2"><text:a xlink:type="simple" xlink:href="#org479a5cb">8.17. <text:span text:style-name="OrgTodo">DONE</text:span> E04S02 : Timers <text:span text:style-name="OrgTags">[<text:span text:style-name="OrgTag">BASIC</text:span>]</text:span></text:a></text:p>
          <text:p text:style-name="Contents_20_2"><text:a xlink:type="simple" xlink:href="#org6c11bbc">8.18. <text:span text:style-name="OrgTodo">DONE</text:span> E04S03 : Clocking (aka time tracking) <text:span text:style-name="OrgTags">[<text:span text:style-name="OrgTag">BASIC</text:span>]</text:span></text:a></text:p>
          <text:p text:style-name="Contents_20_3"><text:a xlink:type="simple" xlink:href="#org0d95f01">8.18.1. Football notes</text:a></text:p>
          <text:p text:style-name="Contents_20_3"><text:a xlink:type="simple" xlink:href="#org4974107">8.18.2. Clock Tracking example</text:a></text:p>
          <text:p text:style-name="Contents_20_2"><text:a xlink:type="simple" xlink:href="#orgb145029">8.19. <text:span text:style-name="OrgTodo">DONE</text:span> E04S04 : Column view <text:span text:style-name="OrgTags">[<text:span text:style-name="OrgTag">BASIC</text:span>]</text:span></text:a></text:p>
          <text:p text:style-name="Contents_20_2"><text:a xlink:type="simple" xlink:href="#org083f724">8.20. <text:span text:style-name="OrgTodo">DONE</text:span> E04S05 : Effort estimates <text:span text:style-name="OrgTags">[<text:span text:style-name="OrgTag">BASIC</text:span>]</text:span></text:a></text:p>
          <text:p text:style-name="Contents_20_2"><text:a xlink:type="simple" xlink:href="#orgd2f3d35">8.21. <text:span text:style-name="OrgTodo">NEXT</text:span> E05S01 : Linking (internal)</text:a></text:p>
          <text:p text:style-name="Contents_20_2"><text:a xlink:type="simple" xlink:href="#org6bbb759">8.22. <text:span text:style-name="OrgTodo">NEXT</text:span> E05S02 : Linking (external)</text:a></text:p>
          <text:p text:style-name="Contents_20_2"><text:a xlink:type="simple" xlink:href="#orgf93c838">8.23. <text:span text:style-name="OrgTodo">NEXT</text:span> E05S03 : Attachments</text:a></text:p>
          <text:p text:style-name="Contents_20_2"><text:a xlink:type="simple" xlink:href="#org6d53ef9">8.24. <text:span text:style-name="OrgTodo">NEXT</text:span> E05S04 : Priorities</text:a></text:p>
          <text:p text:style-name="Contents_20_2"><text:a xlink:type="simple" xlink:href="#orgdd3a3d3">8.25. <text:span text:style-name="OrgTodo">NEXT</text:span> E05S05 : Tables</text:a></text:p>
          <text:p text:style-name="Contents_20_2"><text:a xlink:type="simple" xlink:href="#orgfca1cb3">8.26. <text:span text:style-name="OrgTodo">DONE</text:span> E06S01 : Exporting <text:span text:style-name="OrgTags">[<text:span text:style-name="OrgTag">USEFUL</text:span> : <text:span text:style-name="OrgTag">BASIC</text:span>]</text:span></text:a></text:p>
          <text:p text:style-name="Contents_20_3"><text:a xlink:type="simple" xlink:href="#org1eeb00a">8.26.1. <text:span text:style-name="OrgTodo">TODO</text:span> export chinese pdf ?</text:a></text:p>
          <text:p text:style-name="Contents_20_2"><text:a xlink:type="simple" xlink:href="#org7aeffdc">8.27. <text:span text:style-name="OrgTodo">NEXT</text:span> E06S02 : Advanced exporting <text:span text:style-name="OrgTags">[<text:span text:style-name="OrgTag">USEFUL</text:span>]</text:span></text:a></text:p>
          <text:p text:style-name="Contents_20_2"><text:a xlink:type="simple" xlink:href="#org2597478">8.28. <text:span text:style-name="OrgTodo">NEXT</text:span> E06S03 : Publishing</text:a></text:p>
          <text:p text:style-name="Contents_20_2"><text:a xlink:type="simple" xlink:href="#orgd68878a">8.29. <text:span text:style-name="OrgTodo">NEXT</text:span> E06S04 : Dynamic blocks</text:a></text:p>
          <text:p text:style-name="Contents_20_2"><text:a xlink:type="simple" xlink:href="#orgf32068e">8.30. <text:span text:style-name="OrgTodo">NEXT</text:span> E06S05 : Tracking habits</text:a></text:p>
          <text:p text:style-name="Contents_20_2"><text:a xlink:type="simple" xlink:href="#orgdbce94c">8.31. <text:span text:style-name="OrgTodo">NEXT</text:span> E07S01 : Bulk agenda actions</text:a></text:p>
          <text:p text:style-name="Contents_20_2"><text:a xlink:type="simple" xlink:href="#org6499a0e">8.32. <text:span text:style-name="OrgTodo">NEXT</text:span> E07S02 : Presenting my system</text:a></text:p>
          <text:p text:style-name="Contents_20_2"><text:a xlink:type="simple" xlink:href="#org676bad6">8.33. <text:span text:style-name="OrgTodo">NEXT</text:span> E07S03 : Google Calendar integration</text:a></text:p>
          <text:p text:style-name="Contents_20_2"><text:a xlink:type="simple" xlink:href="#org4d1c592">8.34. <text:span text:style-name="OrgTodo">NEXT</text:span> E07S04 : Source code in OrgMode</text:a></text:p>
          <text:p text:style-name="Contents_20_2"><text:a xlink:type="simple" xlink:href="#org037052f">8.35. <text:span text:style-name="OrgTodo">NEXT</text:span> E07S05 :</text:a></text:p>
          <text:p text:style-name="Contents_20_1"><text:a xlink:type="simple" xlink:href="#org52383e1">9. Use Emacs</text:a></text:p>
          <text:p text:style-name="Contents_20_2"><text:a xlink:type="simple" xlink:href="#org9c8d216">9.1. <text:span text:style-name="OrgTodo">TODO</text:span> 62 : Magit</text:a></text:p>
          <text:p text:style-name="Contents_20_1"><text:a xlink:type="simple" xlink:href="#org8ed06a2">10. Git</text:a></text:p>
          <text:p text:style-name="Contents_20_2"><text:a xlink:type="simple" xlink:href="#org125a393">10.1. Git Basic</text:a></text:p>
          <text:p text:style-name="Contents_20_3"><text:a xlink:type="simple" xlink:href="#orgfb6602b">10.1.1. in master</text:a></text:p>
          <text:p text:style-name="Contents_20_3"><text:a xlink:type="simple" xlink:href="#org91121ca">10.1.2. switch to branch</text:a></text:p>
          <text:p text:style-name="Contents_20_3"><text:a xlink:type="simple" xlink:href="#orgb83b853">10.1.3. switch back to master and merge</text:a></text:p>
          <text:p text:style-name="Contents_20_3"><text:a xlink:type="simple" xlink:href="#orge502689">10.1.4. git to remote</text:a></text:p>
          <text:p text:style-name="Contents_20_3"><text:a xlink:type="simple" xlink:href="#orgbe3147c">10.1.5. get newest repo</text:a></text:p>
          <text:p text:style-name="Contents_20_2"><text:a xlink:type="simple" xlink:href="#orgbff5bdd">10.2. magit</text:a></text:p>
        </text:index-body>
      </text:table-of-content>
      <text:h text:style-name="Heading_20_1" text:outline-level="1" text:is-list-header="false">
<text:bookmark-start text:name="OrgXref.org9c1066d"/>
<text:bookmark text:name="org9c1066d"/>问题
<text:bookmark-end text:name="OrgXref.org9c1066d"/></text:h>
      <text:list text:style-name="OrgBulletedList" text:continue-numbering="false">
        <text:list-item>
          <text:p text:style-name="Text_20_body"><text:span text:style-name="OrgCode">[-] </text:span>org 转换为标准 latex 文件
</text:p>
        </text:list-item>
        <text:list-item>
          <text:p text:style-name="Text_20_body"><text:span text:style-name="OrgCode">[-] </text:span>org 输出为 html 文件
</text:p>
        </text:list-item>
        <text:list-item>
          <text:p text:style-name="Text_20_body"><text:span text:style-name="OrgCode">[-] </text:span>使用 github 样式显示文件
</text:p>
        </text:list-item>
        <text:list-item>
          <text:p text:style-name="Text_20_body"><text:span text:style-name="OrgCode">[✓] </text:span>在 github 上建立自己的站点
</text:p>
        </text:list-item>
        <text:list-item>
          <text:p text:style-name="Text_20_body"><text:span text:style-name="OrgCode">[✓] </text:span>默认浏览器改为 qutebrowser
</text:p>
        </text:list-item>
        <text:list-item>
          <text:p text:style-name="Text_20_body"><text:span text:style-name="OrgCode">[-] </text:span>安装 emacs 26.1 。主要是 emacs-26-non-common-dfsg.
</text:p>
        </text:list-item>
        <text:list-item>
          <text:p text:style-name="Text_20_body"><text:span text:style-name="OrgCode">[-] </text:span>Open org-mode html in EWW.
</text:p>
        </text:list-item>
      </text:list>
      <text:h text:style-name="Heading_20_1" text:outline-level="1" text:is-list-header="false">
<text:bookmark-start text:name="OrgXref.org58daeb5"/>
<text:bookmark text:name="org58daeb5"/>调试脚本
<text:bookmark-end text:name="OrgXref.org58daeb5"/></text:h>
      <text:list text:style-name="OrgBulletedList" text:continue-numbering="false">
        <text:list-item>
          <text:p text:style-name="Text_20_body">单独加载另外一个 emacs 的初始化文件
</text:p>
        </text:list-item>
      </text:list>
      <text:p text:style-name="OrgSrcBlock">emacs<text:s/>-q<text:s/>-l<text:s/>~/youemacs.el</text:p>
      <text:p text:style-name="OrgSrcBlockLastLine">emacs<text:s/>--no-initial-file<text:s/>--load-file=~/youemacs.el</text:p>
      <text:list text:style-name="OrgBulletedList" text:continue-numbering="false">
        <text:list-item>
          <text:p text:style-name="Text_20_body">调试 elisp 语言, , '  ，或是 M-x
 ielm 。
</text:p>
        </text:list-item>
      </text:list>
      <text:h text:style-name="Heading_20_1" text:outline-level="1" text:is-list-header="false">
<text:bookmark-start text:name="OrgXref.org5a61bec"/>
<text:bookmark text:name="org5a61bec"/>澄清概念
<text:bookmark-end text:name="OrgXref.org5a61bec"/></text:h>
      <text:list text:style-name="OrgNumberedList" text:continue-numbering="false">
        <text:list-item>
          <text:p text:style-name="Text_20_body">
<text:bookmark-start text:name="OrgXref.org2ee2f83"/>
<text:bookmark text:name="org2ee2f83"/>组合键的术语是 Command， 而不是 ShortCut
<text:bookmark-end text:name="OrgXref.org2ee2f83"/></text:p>
          <text:p text:style-name="Text_20_body">例如，搜索插入文件变量的组合键，关键词应为 <text:span text:style-name="Underline">command file variable emacs</text:span>
。如使用 <text:span text:style-name="Underline">shortcut …</text:span> 则无法找到有用结果。
</text:p>
        </text:list-item>
      </text:list>
      <text:h text:style-name="Heading_20_1" text:outline-level="1" text:is-list-header="false">
<text:bookmark-start text:name="OrgXref.org920947c"/>
<text:bookmark text:name="org920947c"/>重要概念
<text:bookmark-end text:name="OrgXref.org920947c"/></text:h>
      <text:h text:style-name="Heading_20_2" text:outline-level="2" text:is-list-header="false">
<text:bookmark-start text:name="OrgXref.orga31d229"/>
<text:bookmark text:name="orga31d229"/>屏幕（Screen）
<text:bookmark-end text:name="OrgXref.orga31d229"/></text:h>
      <text:p text:style-name="Text_20_body">Emacs 的显示区域称为 Frame ， 在 Frame 中可包含多个 Windows。 Emacs 中 Frame 在 IDE 中称为 Windows， 而 Emacs 的 Windows 在 IDE 中称为 View。
</text:p>
      <text:h text:style-name="Heading_20_3" text:outline-level="3" text:is-list-header="false">
<text:bookmark-start text:name="OrgXref.orgacdb0e3"/>
<text:bookmark text:name="orgacdb0e3"/>Point
<text:bookmark-end text:name="OrgXref.orgacdb0e3"/></text:h>
      <text:p text:style-name="Text_20_body">称为输入提示符号。通过 Cursor 可以改变输入符号的显示。
</text:p>
      <text:h text:style-name="Heading_20_3" text:outline-level="3" text:is-list-header="false">
<text:bookmark-start text:name="OrgXref.org414d0a1"/>
<text:bookmark text:name="org414d0a1"/>Echo Area
<text:bookmark-end text:name="OrgXref.org414d0a1"/></text:h>
      <text:p text:style-name="Text_20_body">显示输入命令的区域。Display Custom 修改 Echo Area。Echo Area 用于显示 Minibuffer。退出 Minibuffer 命令是 C-g。
</text:p>
      <text:h text:style-name="Heading_20_3" text:outline-level="3" text:is-list-header="false">
<text:bookmark-start text:name="OrgXref.orgae431ed"/>
<text:bookmark text:name="orgae431ed"/>Mode Line
<text:bookmark-end text:name="OrgXref.orgae431ed"/></text:h>
      <text:p text:style-name="Text_20_body">窗口底部是 Mode Line，显示当前 buffer 状态。Mode Line 文本格式如下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B">
                <text:p text:style-name="OrgTableContentsLeft">cs</text:p>
              </table:table-cell>
              <table:table-cell table:style-name="OrgTblCellTB">
                <text:p text:style-name="OrgTableContentsLeft">ch-fr</text:p>
              </table:table-cell>
              <table:table-cell table:style-name="OrgTblCellTB">
                <text:p text:style-name="OrgTableContentsLeft">buf</text:p>
              </table:table-cell>
              <table:table-cell table:style-name="OrgTblCellTB">
                <text:p text:style-name="OrgTableContentsLeft">pos</text:p>
              </table:table-cell>
              <table:table-cell table:style-name="OrgTblCellTB">
                <text:p text:style-name="OrgTableContentsLeft">line</text:p>
              </table:table-cell>
              <table:table-cell table:style-name="OrgTblCellTB">
                <text:p text:style-name="OrgTableContentsLeft">(major</text:p>
              </table:table-cell>
              <table:table-cell table:style-name="OrgTblCellTB">
                <text:p text:style-name="OrgTableContentsLeft">minor)</text:p>
              </table:table-cell>
            </table:table-row>
          </table:table-rows>
        </table:table>
      </text:section>
      <text:p text:style-name="Text_20_body">以下是详细解释
</text:p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cs</text:p>
              </table:table-cell>
              <table:table-cell table:style-name="OrgTblCellT">
                <text:p text:style-name="OrgTableContentsLeft">Coding System 的缩写。C-h C unix 给出 unix coding 的具体信息。 C-h C uft-8 给出 utf-8 coding 的具体信息。</text:p>
              </table:table-cell>
            </table:table-row>
            <table:table-row>
              <table:table-cell table:style-name="OrgTblCell">
                <text:p text:style-name="OrgTableContentsLeft">ch</text:p>
              </table:table-cell>
              <table:table-cell table:style-name="OrgTblCell">
                <text:p text:style-name="OrgTableContentsLeft">表示文件是否保存。 * 表示文件未保存， - 表示文件已保存，% 表示为只读文件。</text:p>
              </table:table-cell>
            </table:table-row>
            <table:table-row>
              <table:table-cell table:style-name="OrgTblCell">
                <text:p text:style-name="OrgTableContentsLeft">fr</text:p>
              </table:table-cell>
              <table:table-cell table:style-name="OrgTblCell">
                <text:p text:style-name="OrgTableContentsLeft">Frame 缩写。 F1 为第 1 个 Frame，F2 为第 2 个 Frame。</text:p>
              </table:table-cell>
            </table:table-row>
            <table:table-row>
              <table:table-cell table:style-name="OrgTblCell">
                <text:p text:style-name="OrgTableContentsLeft">buf</text:p>
              </table:table-cell>
              <table:table-cell table:style-name="OrgTblCell">
                <text:p text:style-name="OrgTableContentsLeft">Buffer name，即当前 Buffer 中文件名。</text:p>
              </table:table-cell>
            </table:table-row>
            <table:table-row>
              <table:table-cell table:style-name="OrgTblCell">
                <text:p text:style-name="OrgTableContentsLeft">pos</text:p>
              </table:table-cell>
              <table:table-cell table:style-name="OrgTblCell">
                <text:p text:style-name="OrgTableContentsLeft">当前 Buffer 中显示的文件位置。 Top 靠近文件首部， Bot 靠近文件尾部， All 显示了全部文件，nn% 以百分比形式指出显示位置。</text:p>
              </table:table-cell>
            </table:table-row>
            <table:table-row>
              <table:table-cell table:style-name="OrgTblCell">
                <text:p text:style-name="OrgTableContentsLeft">line</text:p>
              </table:table-cell>
              <table:table-cell table:style-name="OrgTblCell">
                <text:p text:style-name="OrgTableContentsLeft">18:10 表示 第 18 行第 10 个字符位置。</text:p>
              </table:table-cell>
            </table:table-row>
            <table:table-row>
              <table:table-cell table:style-name="OrgTblCell">
                <text:p text:style-name="OrgTableContentsLeft">major</text:p>
              </table:table-cell>
              <table:table-cell table:style-name="OrgTblCell">
                <text:p text:style-name="OrgTableContentsLeft">主编辑模式，如 Text mode，Lisp mode，Latex mode 等。</text:p>
              </table:table-cell>
            </table:table-row>
            <table:table-row>
              <table:table-cell table:style-name="OrgTblCell">
                <text:p text:style-name="OrgTableContentsLeft">minor</text:p>
              </table:table-cell>
              <table:table-cell table:style-name="OrgTblCell">
                <text:p text:style-name="OrgTableContentsLeft">次编辑模式，可附加到主编辑模式之后。</text:p>
              </table:table-cell>
            </table:table-row>
            <table:table-row>
              <table:table-cell table:style-name="OrgTblCellB">
                <text:p text:style-name="OrgTableContentsLeft">recursive edit</text:p>
              </table:table-cell>
              <table:table-cell table:style-name="OrgTblCellB">
                <text:p text:style-name="OrgTableContentsLeft">[…] 表示处于循环编辑模式。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606b876"/>
<text:bookmark text:name="org606b876"/>用户输入（User input）
<text:bookmark-end text:name="OrgXref.org606b876"/></text:h>
      <text:p text:style-name="Text_20_body">Emacs 主要设计目的是通过键盘与用户交互，当然 Emacs 也使用鼠标，但这不是设计的出发点。 因而要能熟练使用键盘快捷键操作和编辑文件。
</text:p>
      <text:h text:style-name="Heading_20_2" text:outline-level="2" text:is-list-header="false">
<text:bookmark-start text:name="OrgXref.orgf82bc9e"/>
<text:bookmark text:name="orgf82bc9e"/>输入键 （Keys）
<text:bookmark-end text:name="OrgXref.orgf82bc9e"/></text:h>
      <text:p text:style-name="Text_20_body">Key 和其组合键会引发 key event。如果一组 Key 引发一条命令，称为 Complete Key。 如果无法触发命令，称为 Prefix key，如 C-x 和 M-x。
</text:p>
      <text:h text:style-name="Heading_20_2" text:outline-level="2" text:is-list-header="false">
<text:bookmark-start text:name="OrgXref.org2390b0d"/>
<text:bookmark text:name="org2390b0d"/>命令 （Command）
<text:bookmark-end text:name="OrgXref.org2390b0d"/></text:h>
      <text:p text:style-name="Text_20_body">每条命令是一个 Lisp 函数。 将命令与组合键绑定在一起称为 Keymaps。 C-n 之所以能跳到下一行，是因为绑定了函数 next-line。
</text:p>
      <text:h text:style-name="Heading_20_2" text:outline-level="2" text:is-list-header="false">
<text:bookmark-start text:name="OrgXref.orgfd30128"/>
<text:bookmark text:name="orgfd30128"/>进入 Emacs
<text:bookmark-end text:name="OrgXref.orgfd30128"/></text:h>
      <text:p text:style-name="Text_20_body">如果 inhibit-startup-screen 为 non-nil 将不会显示欢迎界面，而直接进入到 <text:span text:style-name="Bold">scratch</text:span> 文件，在其中能运行一些待测试的 Lisp 程序。
</text:p>
      <text:p text:style-name="Text_20_body">如果希望启动 Emacs 时，进入到某个目录或是打开特定文件，可配置 initial-buffer-choice 。
</text:p>
      <text:h text:style-name="Heading_20_2" text:outline-level="2" text:is-list-header="false">
<text:bookmark-start text:name="OrgXref.orgdf342af"/>
<text:bookmark text:name="orgdf342af"/>退出 Emacs
<text:bookmark-end text:name="OrgXref.orgdf342af"/></text:h>
      <text:p text:style-name="Text_20_body">C-x C-x 退出 Emacs (save-buffers-kill-terminal)
C-z     Emacs 最小化 (suspend-frame)
M-x kill-emacs 退出 Emacs，不需要任何提示
</text:p>
      <text:p text:style-name="Text_20_body">Emacs 能在退出时保存当前会话 Session，下次启动后可先加载此会话。
</text:p>
      <text:h text:style-name="Heading_20_1" text:outline-level="1" text:is-list-header="false">
<text:bookmark-start text:name="OrgXref.org131a363"/>
<text:bookmark text:name="org131a363"/>基本编辑命令
<text:bookmark-end text:name="OrgXref.org131a363"/></text:h>
      <text:h text:style-name="Heading_20_2" text:outline-level="2" text:is-list-header="false">
<text:bookmark-start text:name="OrgXref.orged10291"/>
<text:bookmark text:name="orged10291"/>基础
<text:bookmark-end text:name="OrgXref.orged10291"/></text:h>
      <text:h text:style-name="Heading_20_3" text:outline-level="3" text:is-list-header="false">
<text:bookmark-start text:name="OrgXref.org6345dde"/>
<text:bookmark text:name="org6345dde"/>插入文本 (Insert Text)
<text:bookmark-end text:name="OrgXref.org6345dde"/></text:h>
      <text:p text:style-name="Text_20_body"><text:span text:style-name="OrgCode">C-j</text:span> [O] 插入新的空行，新行没有 auto-indent 。 在 Minor Mode 中， 可以改变插入方式。 例如， <text:span text:style-name="OrgCode">Auto Fill Mode</text:span> 可自动截取超出长度的文本(参见 Filling)。
</text:p>
      <text:p text:style-name="Text_20_body">如要插入非图形化字符，先输入 <text:span text:style-name="OrgCode">C-q</text:span> (quoted-insert)
</text:p>
      <text:list text:style-name="OrgBulletedList" text:continue-numbering="false">
        <text:list-item>
          <text:p text:style-name="Text_20_body">输入 DEL 。 <text:span text:style-name="OrgCode">C-q</text:span> 后，紧接着输入 &lt;DEL&gt;。
</text:p>
        </text:list-item>
        <text:list-item>
          <text:p text:style-name="Text_20_body">输入 Unicode。 <text:span text:style-name="OrgCode">C-q 1 0 1 B</text:span> 显示 AB。
</text:p>
        </text:list-item>
      </text:list>
      <text:p text:style-name="Text_20_body"><text:span text:style-name="OrgCode">read-quoted-char-radix</text:span> 控制基数，如果为 10 表示十进制，如果为 16 表示十六进制。
</text:p>
      <text:p text:style-name="Text_20_body">Unicode 字符还可以通过 <text:span text:style-name="OrgCode">C-x 8</text:span> 命令插入， <text:span text:style-name="OrgCode">C-x 8 C-h</text:span> 查看具体插入 Unicode 字符的命令。 例如， <text:span text:style-name="OrgCode">C-x 8 $</text:span> 插入字符  ¤ 。
或者 <text:span text:style-name="OrgCode">C-x 8 &lt;RET&gt;</text:span> 会列出所有 Unicode 可用字符。 例如，输入 lambda ，找到对应命令 <text:span text:style-name="OrgCode">Greek Small Letter Lambda</text:span> 就能插入 λ 。
</text:p>
      <text:h text:style-name="Heading_20_3" text:outline-level="3" text:is-list-header="false">
<text:bookmark-start text:name="OrgXref.orgbd491c4"/>
<text:bookmark text:name="orgbd491c4"/>移动光标 (Move Point)
<text:bookmark-end text:name="OrgXref.orgbd491c4"/></text:h>
      <text:p text:style-name="Text_20_body">我使用 Evil-mode 所以不太用这些操作。
</text:p>
      <text:h text:style-name="Heading_20_3" text:outline-level="3" text:is-list-header="false">
<text:bookmark-start text:name="OrgXref.org06e361d"/>
<text:bookmark text:name="org06e361d"/>删除 (Erasing)
<text:bookmark-end text:name="OrgXref.org06e361d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macs</text:p>
              </table:table-cell>
              <table:table-cell table:style-name="OrgTblCellTB">
                <text:p text:style-name="OrgTableHeadingLeft">Function</text:p>
              </table:table-cell>
              <table:table-cell table:style-name="OrgTblCellTB">
                <text:p text:style-name="OrgTableHeadingLeft">Evi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&lt;DEL&gt;</text:p>
              </table:table-cell>
              <table:table-cell table:style-name="OrgTblCellT">
                <text:p text:style-name="OrgTableContentsLeft">delete-forward-char</text:p>
              </table:table-cell>
              <table:table-cell table:style-name="OrgTblCellT">
                <text:p text:style-name="OrgTableContentsLeft">x</text:p>
              </table:table-cell>
            </table:table-row>
            <table:table-row>
              <table:table-cell table:style-name="OrgTblCell">
                <text:p text:style-name="OrgTableContentsLeft">&lt;BACKSPACE&gt;</text:p>
              </table:table-cell>
              <table:table-cell table:style-name="OrgTblCell">
                <text:p text:style-name="OrgTableContentsLeft">delete-backward-char</text:p>
              </table:table-cell>
              <table:table-cell table:style-name="OrgTblCell">
                <text:p text:style-name="OrgTableContentsLeft">X</text:p>
              </table:table-cell>
            </table:table-row>
            <table:table-row>
              <table:table-cell table:style-name="OrgTblCell">
                <text:p text:style-name="OrgTableContentsLeft"><text:span text:style-name="OrgCode">C-d</text:span></text:p>
              </table:table-cell>
              <table:table-cell table:style-name="OrgTblCell">
                <text:p text:style-name="OrgTableContentsLeft">delete-char</text:p>
              </table:table-cell>
              <table:table-cell table:style-name="OrgTblCell">
                <text:p text:style-name="OrgTableContentsLeft">x</text:p>
              </table:table-cell>
            </table:table-row>
            <table:table-row>
              <table:table-cell table:style-name="OrgTblCell">
                <text:p text:style-name="OrgTableContentsLeft"><text:span text:style-name="OrgCode">C-k</text:span></text:p>
              </table:table-cell>
              <table:table-cell table:style-name="OrgTblCell">
                <text:p text:style-name="OrgTableContentsLeft">kill-line</text:p>
              </table:table-cell>
              <table:table-cell table:style-name="OrgTblCell">
                <text:p text:style-name="OrgTableContentsLeft">dd</text:p>
              </table:table-cell>
            </table:table-row>
            <table:table-row>
              <table:table-cell table:style-name="OrgTblCellB">
                <text:p text:style-name="OrgTableContentsLeft"><text:span text:style-name="OrgCode">M-d</text:span></text:p>
              </table:table-cell>
              <table:table-cell table:style-name="OrgTblCellB">
                <text:p text:style-name="OrgTableContentsLeft">kill-word</text:p>
              </table:table-cell>
              <table:table-cell table:style-name="OrgTblCellB">
                <text:p text:style-name="OrgTableContentsLeft">D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c7db530"/>
<text:bookmark text:name="orgc7db530"/>基本撤销 (Basic Undo)
<text:bookmark-end text:name="OrgXref.orgc7db530"/></text:h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Emacs</text:p>
              </table:table-cell>
              <table:table-cell table:style-name="OrgTblCellT">
                <text:p text:style-name="OrgTableContentsLeft">Function</text:p>
              </table:table-cell>
              <table:table-cell table:style-name="OrgTblCellT">
                <text:p text:style-name="OrgTableContentsLeft">Evil</text:p>
              </table:table-cell>
            </table:table-row>
            <table:table-row>
              <table:table-cell table:style-name="OrgTblCell">
                <text:p text:style-name="OrgTableContentsLeft"><text:span text:style-name="OrgCode">C-x u</text:span></text:p>
              </table:table-cell>
              <table:table-cell table:style-name="OrgTblCell">
                <text:p text:style-name="OrgTableContentsLeft">undo</text:p>
              </table:table-cell>
              <table:table-cell table:style-name="OrgTblCell">
                <text:p text:style-name="OrgTableContentsLeft">u</text:p>
              </table:table-cell>
            </table:table-row>
            <table:table-row>
              <table:table-cell table:style-name="OrgTblCellB">
                <text:p text:style-name="OrgTableContentsLeft"><text:span text:style-name="OrgCode">M-x _</text:span></text:p>
              </table:table-cell>
              <table:table-cell table:style-name="OrgTblCellB">
                <text:p text:style-name="OrgTableContentsLeft">redo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c7faf64"/>
<text:bookmark text:name="orgc7faf64"/>文件 (Files)
<text:bookmark-end text:name="OrgXref.orgc7faf64"/></text:h>
      <text:section text:style-name="OrgIndentedSection-Level-0" text:name="Section5">
        <table:table table:style-name="OrgTable"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Emacs</text:p>
              </table:table-cell>
              <table:table-cell table:style-name="OrgTblCellT">
                <text:p text:style-name="OrgTableContentsLeft">Function</text:p>
              </table:table-cell>
              <table:table-cell table:style-name="OrgTblCellT">
                <text:p text:style-name="OrgTableContentsLeft">Evil</text:p>
              </table:table-cell>
            </table:table-row>
            <table:table-row>
              <table:table-cell table:style-name="OrgTblCell">
                <text:p text:style-name="OrgTableContentsLeft"><text:span text:style-name="OrgCode">C-x C-f</text:span></text:p>
              </table:table-cell>
              <table:table-cell table:style-name="OrgTblCell">
                <text:p text:style-name="OrgTableContentsLeft">find-file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<text:span text:style-name="OrgCode">C-x C-s</text:span></text:p>
              </table:table-cell>
              <table:table-cell table:style-name="OrgTblCellB">
                <text:p text:style-name="OrgTableContentsLeft">save-buffer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b1776f4"/>
<text:bookmark text:name="orgb1776f4"/>帮助 (Help)
<text:bookmark-end text:name="OrgXref.orgb1776f4"/></text:h>
      <text:p text:style-name="Text_20_body">简单，直接 <text:span text:style-name="OrgCode">C-h</text:span> 即可。
</text:p>
      <text:h text:style-name="Heading_20_3" text:outline-level="3" text:is-list-header="false">
<text:bookmark-start text:name="OrgXref.org3ac8c3f"/>
<text:bookmark text:name="org3ac8c3f"/>空行 (Blank Lines)
<text:bookmark-end text:name="OrgXref.org3ac8c3f"/></text:h>
      <text:section text:style-name="OrgIndentedSection-Level-0" text:name="Section6">
        <table:table table:style-name="OrgTable"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Emacs</text:p>
              </table:table-cell>
              <table:table-cell table:style-name="OrgTblCellT">
                <text:p text:style-name="OrgTableContentsLeft">Function</text:p>
              </table:table-cell>
              <table:table-cell table:style-name="OrgTblCellT">
                <text:p text:style-name="OrgTableContentsLeft">Evil</text:p>
              </table:table-cell>
            </table:table-row>
            <table:table-row>
              <table:table-cell table:style-name="OrgTblCell">
                <text:p text:style-name="OrgTableContentsLeft"><text:span text:style-name="OrgCode">C-x C-o</text:span></text:p>
              </table:table-cell>
              <table:table-cell table:style-name="OrgTblCell">
                <text:p text:style-name="OrgTableContentsLeft">delete-blank-lines</text:p>
              </table:table-cell>
              <table:table-cell table:style-name="OrgTblCell">
                <text:p text:style-name="OrgTableContentsLeft">类似 J</text:p>
              </table:table-cell>
            </table:table-row>
            <table:table-row>
              <table:table-cell table:style-name="OrgTblCellB">
                <text:p text:style-name="OrgTableContentsLeft"><text:span text:style-name="OrgCode">C-o</text:span></text:p>
              </table:table-cell>
              <table:table-cell table:style-name="OrgTblCellB">
                <text:p text:style-name="OrgTableContentsLeft">open-line</text:p>
              </table:table-cell>
              <table:table-cell table:style-name="OrgTblCellB">
                <text:p text:style-name="OrgTableContentsLeft">o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9fdfd6f"/>
<text:bookmark text:name="org9fdfd6f"/>连续行 (Continuation Lines)
<text:bookmark-end text:name="OrgXref.org9fdfd6f"/></text:h>
      <text:p text:style-name="Text_20_body">:ID:       0500a5b8-4fdb-4b52-9beb-472db7ab2bda
</text:p>
      <text:p text:style-name="Text_20_body">在新版 org-mode (&gt;9.0) 中， 不再使用 <text:span text:style-name="OrgCode">&lt;s tab</text:span> 插入代码。Easy template 换为了 <text:span text:style-name="OrgCode">C-c C-,</text:span> 。
</text:p>
      <text:p text:style-name="Text_20_body">在 org-mode 中，插入按键顺序的命令 SPC m i k  。
</text:p>
      <text:p text:style-name="Text_20_body">
<draw:frame draw:style-name="OrgImageCaptionFrame" svg:width="17.00cm" text:anchor-type="paragraph" draw:name="Frame2">

<draw:text-box fo:min-height="1.90cm">
<text:p text:style-name="Illustration">
<draw:frame draw:style-name="OrgCaptionedImage" svg:width="17.00cm" svg:height="1.90cm" style:rel-width="100%" style:rel-height="scale" text:anchor-type="paragraph" draw:name="Frame1">

<draw:image xlink:href="Images/0001.png" xlink:type="simple" xlink:show="embed" xlink:actuate="onLoad"/>
</draw:frame>
<text:bookmark text:name="org799e6bb"/>Figure <text:sequence text:ref-name="org799e6bb" text:name="Illustration" text:formula="ooow:Illustration+1" style:num-format="1">5.1.1</text:sequence>: 使用 SPC t l  启用 line truncation</text:p>
</draw:text-box>
</draw:frame>
</text:p>
      <text:h text:style-name="Heading_20_3" text:outline-level="3" text:is-list-header="false">
<text:bookmark-start text:name="OrgXref.orgd878479"/>
<text:bookmark text:name="orgd878479"/>位置信息 (Position Info)
<text:bookmark-end text:name="OrgXref.orgd878479"/></text:h>
      <text:h text:style-name="Heading_20_3" text:outline-level="3" text:is-list-header="false">
<text:bookmark-start text:name="OrgXref.orgd12d612"/>
<text:bookmark text:name="orgd12d612"/>参数 (Arguments)
<text:bookmark-end text:name="OrgXref.orgd12d612"/></text:h>
      <text:h text:style-name="Heading_20_3" text:outline-level="3" text:is-list-header="false">
<text:bookmark-start text:name="OrgXref.org5274953"/>
<text:bookmark text:name="org5274953"/>重复 (Repeating)
<text:bookmark-end text:name="OrgXref.org5274953"/></text:h>
      <text:h text:style-name="Heading_20_2" text:outline-level="2" text:is-list-header="false">
<text:bookmark-start text:name="OrgXref.org2d706f4"/>
<text:bookmark text:name="org2d706f4"/>Minibuffer
<text:bookmark-end text:name="OrgXref.org2d706f4"/></text:h>
      <text:h text:style-name="Heading_20_2" text:outline-level="2" text:is-list-header="false">
<text:bookmark-start text:name="OrgXref.org6095a0e"/>
<text:bookmark text:name="org6095a0e"/>M-x
<text:bookmark-end text:name="OrgXref.org6095a0e"/></text:h>
      <text:h text:style-name="Heading_20_2" text:outline-level="2" text:is-list-header="false">
<text:bookmark-start text:name="OrgXref.orgb54e4cf"/>
<text:bookmark text:name="orgb54e4cf"/>帮助(help)
<text:bookmark-end text:name="OrgXref.orgb54e4cf"/></text:h>
      <text:h text:style-name="Heading_20_1" text:outline-level="1" text:is-list-header="false">
<text:bookmark-start text:name="OrgXref.org574e1ca"/>
<text:bookmark text:name="org574e1ca"/>org-mode
<text:bookmark-end text:name="OrgXref.org574e1ca"/></text:h>
      <text:h text:style-name="Heading_20_2" text:outline-level="2" text:is-list-header="false">
<text:bookmark-start text:name="OrgXref.org6b4fb22"/>
<text:bookmark text:name="org6b4fb22"/>Agenda Views
<text:bookmark-end text:name="OrgXref.org6b4fb22"/></text:h>
      <text:p text:style-name="Text_20_body">Todo items 、 time-stamped items 和 tagged headlines 可能分布在不同的文件中。
有时为了能将这些信息搜集、整理并按照要求提取信息，在特定 buffer 中显示，这种
方式称为 Agenda。
</text:p>
      <text:h text:style-name="Heading_20_3" text:outline-level="3" text:is-list-header="false">
<text:bookmark-start text:name="OrgXref.orgfd7e9bc"/>
<text:bookmark text:name="orgfd7e9bc"/>Agenda Files
<text:bookmark-end text:name="OrgXref.orgfd7e9bc"/></text:h>
      <text:p text:style-name="Text_20_body"><text:span text:style-name="OrgCode">org-agenda-files</text:span> 存放 agenda 文件指定位置，通常是配置为目录，该目录下所
有 .org 文件都是 agenda 文件。 如果只有一个 agenda 文件就必须明确给出文件名。
</text:p>
      <text:p text:style-name="OrgFixedWidthBlockLastLine">(setq org-agenda-files (list "~/gitdown/MyThrougth/mytime.org"))</text:p>
      <text:p text:style-name="Text_20_body">因此 agenda 是由一组 org 文件构成的，依次读取每个文件内容，搜集文件信息。
比较便捷的方式是直接用命令 C-c [  把当前文件
添加到 agenda 中 ， C-c ]  已修改为在当前文件
中插入 Bibtex 引用。因此，要使用 org-remove-file 命令直接从 agenda 文件中
移除当前 org 文件。 C-c ,  循环访问 agenda 文件。
</text:p>
      <text:h text:style-name="Heading_20_2" text:outline-level="2" text:is-list-header="false">
<text:bookmark-start text:name="OrgXref.org1746ca1"/>
<text:bookmark text:name="org1746ca1"/>Document Structure
<text:bookmark-end text:name="OrgXref.org1746ca1"/></text:h>
      <text:h text:style-name="Heading_20_3" text:outline-level="3" text:is-list-header="false">
<text:bookmark-start text:name="OrgXref.orgd62ffce"/>
<text:bookmark text:name="orgd62ffce"/>Headlines
<text:bookmark-end text:name="OrgXref.orgd62ffce"/></text:h>
      <text:section text:style-name="OrgIndentedSection-Level-0" text:name="Section7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local visible cycling</text:p>
              </table:table-cell>
              <table:table-cell table:style-name="OrgTblCellT">
                <text:p text:style-name="OrgTableContentsLeft"> &lt;tab&gt; </text:p>
              </table:table-cell>
            </table:table-row>
            <table:table-row>
              <table:table-cell table:style-name="OrgTblCell">
                <text:p text:style-name="OrgTableContentsLeft">global visible cycling</text:p>
              </table:table-cell>
              <table:table-cell table:style-name="OrgTblCell">
                <text:p text:style-name="OrgTableContentsLeft"> &lt;backtab&gt; </text:p>
              </table:table-cell>
            </table:table-row>
            <table:table-row>
              <table:table-cell table:style-name="OrgTblCellB">
                <text:p text:style-name="OrgTableContentsLeft">move up/down</text:p>
              </table:table-cell>
              <table:table-cell table:style-name="OrgTblCellB">
                <text:p text:style-name="OrgTableContentsLeft"> &lt;M-up&gt;  / &lt;M-down&gt; 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d76379d"/>
<text:bookmark text:name="orgd76379d"/>ToDo Items
<text:bookmark-end text:name="OrgXref.orgd76379d"/></text:h>
      <text:list text:style-name="OrgNumberedList" text:continue-numbering="false">
        <text:list-item>
          <text:p text:style-name="Text_20_body">
<text:bookmark-start text:name="OrgXref.org628f53c"/>
<text:bookmark text:name="org628f53c"/>Basic
<text:bookmark-end text:name="OrgXref.org628f53c"/></text:p>
        </text:list-item>
      </text:list>
      <text:h text:style-name="Heading_20_2" text:outline-level="2" text:is-list-header="false">
<text:bookmark-start text:name="OrgXref.orga575c07"/>
<text:bookmark text:name="orga575c07"/>Datetimes
<text:bookmark-end text:name="OrgXref.orga575c07"/></text:h>
      <text:p text:style-name="Text_20_body">ToDo items 可以标记 date 和 time， 在 org 中称之为 timestamp。
</text:p>
      <text:h text:style-name="Heading_20_3" text:outline-level="3" text:is-list-header="false">
<text:bookmark-start text:name="OrgXref.org2eccec1"/>
<text:bookmark text:name="org2eccec1"/>Timestamps
<text:bookmark-end text:name="OrgXref.org2eccec1"/></text:h>
      <text:p text:style-name="Text_20_body">时间戳分类
</text:p>
      <text:list text:style-name="OrgNumberedList" text:continue-numbering="false">
        <text:list-item>
          <text:p text:style-name="Text_20_body">
<text:bookmark-start text:name="OrgXref.org2def168"/>
<text:bookmark text:name="org2def168"/>普通时间戳；事件；约会
<text:bookmark-end text:name="OrgXref.org2def168"/></text:p>
          <text:p text:style-name="Text_20_body">只分配 date/time 形式的时间戳，在显示 agenda 时，只显示 date。
</text:p>
          <text:list text:style-name="OrgNumberedList" text:continue-numbering="true">
            <text:list-item>
              <text:p text:style-name="Text_20_body">
<text:bookmark-start text:name="OrgXref.org9b76de6"/>
<text:bookmark text:name="org9b76de6"/>周六看电影<text:span text:style-name="OrgActiveTimestamp">&lt;2019-11-30 Sat&gt;</text:span>
<text:bookmark-end text:name="OrgXref.org9b76de6"/></text:p>
            </text:list-item>
            <text:list-item>
              <text:p text:style-name="Text_20_body">
<text:bookmark-start text:name="OrgXref.org0c65a50"/>
<text:bookmark text:name="org0c65a50"/>周四吃晚餐<text:span text:style-name="OrgActiveTimestamp">&lt;2019-11-28 Thu&gt;</text:span>
<text:bookmark-end text:name="OrgXref.org0c65a50"/></text:p>
            </text:list-item>
          </text:list>
        </text:list-item>
        <text:list-item>
          <text:p text:style-name="Text_20_body">
<text:bookmark-start text:name="OrgXref.orgae75b79"/>
<text:bookmark text:name="orgae75b79"/>规律重复出现的时间戳
<text:bookmark-end text:name="OrgXref.orgae75b79"/></text:p>
          <text:p text:style-name="Text_20_body">如每天下午 5 点跑步，每周六去公园玩，每年的生日等。
<text:span text:style-name="Bold">d</text:span> 表示 day， <text:span text:style-name="Bold">w</text:span> 表示 week ， <text:span text:style-name="Bold">m</text:span> 表示 month。
</text:p>
        </text:list-item>
        <text:list-item>
          <text:p text:style-name="Text_20_body">
<text:bookmark-start text:name="OrgXref.org7504155"/>
<text:bookmark text:name="org7504155"/>用 sexp 表示复杂日期
<text:bookmark-end text:name="OrgXref.org7504155"/></text:p>
          <text:p text:style-name="Text_20_body">牵涉到 LISP 语言中的 S-exp 表达式，暂不考虑。可以用来安排课程表。 
</text:p>
        </text:list-item>
        <text:list-item>
          <text:p text:style-name="Text_20_body">
<text:bookmark-start text:name="OrgXref.org61e8ce0"/>
<text:bookmark text:name="org61e8ce0"/>指定 Time/Date 范围
<text:bookmark-end text:name="OrgXref.org61e8ce0"/></text:p>
          <text:p text:style-name="Text_20_body">由 <text:span text:style-name="OrgCode">--</text:span> 连接的两个日期表示范围。
</text:p>
          <text:list text:style-name="OrgNumberedList" text:continue-numbering="true">
            <text:list-item>
              <text:p text:style-name="Text_20_body">
<text:bookmark-start text:name="OrgXref.org21b03e3"/>
<text:bookmark text:name="org21b03e3"/>论文答辩<text:span text:style-name="OrgActiveTimestamp">&lt;2019-12-10 Tue&gt;–&lt;2019-12-13 Fri&gt;</text:span>
<text:bookmark-end text:name="OrgXref.org21b03e3"/></text:p>
            </text:list-item>
          </text:list>
        </text:list-item>
        <text:list-item>
          <text:p text:style-name="Text_20_body">
<text:bookmark-start text:name="OrgXref.orga44c028"/>
<text:bookmark text:name="orga44c028"/>非激活日期
<text:bookmark-end text:name="OrgXref.orga44c028"/></text:p>
          <text:p text:style-name="Text_20_body">由 <text:span text:style-name="OrgCode">[ ]</text:span> 包含的日期，并不会出现在 agenda 中。
</text:p>
          <text:list text:style-name="OrgNumberedList" text:continue-numbering="true">
            <text:list-item>
              <text:p text:style-name="Text_20_body">
<text:bookmark-start text:name="OrgXref.orgff63612"/>
<text:bookmark text:name="orgff63612"/>和朋友聚餐 <text:span text:style-name="OrgInactiveTimestamp">[2019-11-28 Thu]</text:span>
<text:bookmark-end text:name="OrgXref.orgff63612"/></text:p>
            </text:list-item>
          </text:list>
        </text:list-item>
      </text:list>
      <text:h text:style-name="Heading_20_3" text:outline-level="3" text:is-list-header="false">
<text:bookmark-start text:name="OrgXref.orga2cc39f"/>
<text:bookmark text:name="orga2cc39f"/>创建时间戳
<text:bookmark-end text:name="OrgXref.orga2cc39f"/></text:h>
      <text:section text:style-name="OrgIndentedSection-Level-0" text:name="Section8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 C-c . </text:p>
              </table:table-cell>
              <table:table-cell table:style-name="OrgTblCellT">
                <text:p text:style-name="OrgTableContentsLeft">插入日期/连续日期</text:p>
              </table:table-cell>
            </table:table-row>
            <table:table-row>
              <table:table-cell table:style-name="OrgTblCell">
                <text:p text:style-name="OrgTableContentsLeft"> C-c ! </text:p>
              </table:table-cell>
              <table:table-cell table:style-name="OrgTblCell">
                <text:p text:style-name="OrgTableContentsLeft">插入非激活日期</text:p>
              </table:table-cell>
            </table:table-row>
            <table:table-row>
              <table:table-cell table:style-name="OrgTblCell">
                <text:p text:style-name="OrgTableContentsLeft"> C-c &lt; </text:p>
              </table:table-cell>
              <table:table-cell table:style-name="OrgTblCell">
                <text:p text:style-name="OrgTableContentsLeft">插入当前日期</text:p>
              </table:table-cell>
            </table:table-row>
            <table:table-row>
              <table:table-cell table:style-name="OrgTblCell">
                <text:p text:style-name="OrgTableContentsLeft"> C-c C-o </text:p>
              </table:table-cell>
              <table:table-cell table:style-name="OrgTblCell">
                <text:p text:style-name="OrgTableContentsLeft">列出光标下日期/日期范围中的 agenda</text:p>
              </table:table-cell>
            </table:table-row>
            <table:table-row>
              <table:table-cell table:style-name="OrgTblCell">
                <text:p text:style-name="OrgTableContentsLeft"> &lt;S-right&gt;  &lt;S-left&gt; </text:p>
              </table:table-cell>
              <table:table-cell table:style-name="OrgTblCell">
                <text:p text:style-name="OrgTableContentsLeft">调整月份</text:p>
              </table:table-cell>
            </table:table-row>
            <table:table-row>
              <table:table-cell table:style-name="OrgTblCell">
                <text:p text:style-name="OrgTableContentsLeft"> &lt;S-up&gt;  &lt;S-down&gt; </text:p>
              </table:table-cell>
              <table:table-cell table:style-name="OrgTblCell">
                <text:p text:style-name="OrgTableContentsLeft">调整天数</text:p>
              </table:table-cell>
            </table:table-row>
            <table:table-row>
              <table:table-cell table:style-name="OrgTblCellB">
                <text:p text:style-name="OrgTableContentsLeft"> C-c C-y </text:p>
              </table:table-cell>
              <table:table-cell table:style-name="OrgTblCellB">
                <text:p text:style-name="OrgTableContentsLeft">计算有多少天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0ead599"/>
<text:bookmark text:name="org0ead599"/>Deadlines 和 Scheduling
<text:bookmark-end text:name="OrgXref.org0ead599"/></text:h>
      <text:p text:style-name="Text_20_body">时间戳可配置特殊关键字帮助进行计划，例如 Deadlines 和 Scheduling。
</text:p>
      <text:p text:style-name="Text_20_body">使用 C-c /   会出现 sparse tree。
</text:p>
      <text:list text:style-name="OrgNumberedList" text:continue-numbering="false">
        <text:list-item>
          <text:p text:style-name="Text_20_body">
<text:bookmark-start text:name="OrgXref.org969bf5f"/>
<text:bookmark text:name="org969bf5f"/>DEADLINE
<text:bookmark-end text:name="OrgXref.org969bf5f"/></text:p>
          <text:p text:style-name="Text_20_body">所有 DEADLINE 日期之前计划的事件都会显示在 agenda 中，
<text:span text:style-name="OrgCode">org-deadline-warning-days</text:span> 指定 DEADLINE 日期之前几天发出警告，直到将事
件标志为 DONE 才会停止提示警告。
</text:p>
          <text:list text:style-name="OrgNumberedList" text:continue-numbering="true">
            <text:list-item>
              <text:p text:style-name="Text_20_body">
<text:bookmark-start text:name="OrgXref.org59729b5"/>
<text:bookmark text:name="org59729b5"/><text:span text:style-name="OrgTodo">DONE</text:span> 完成课程教案编写工作
<text:bookmark-end text:name="OrgXref.org59729b5"/></text:p>
              <text:p text:style-name="OrgFixedWidthBlock">DEADLINE:&lt;2019-11-30 Sat&gt;</text:p>
              <text:p text:style-name="OrgFixedWidthBlockLastLine">第一次编辑:[[bbdb:Ford Prefect]]</text:p>
              <text:p text:style-name="Text_20_body">使用 <text:span text:style-name="OrgCode">-2d</text:span> 表示提前 2 天发出警告提示。
</text:p>
            </text:list-item>
            <text:list-item>
              <text:p text:style-name="Text_20_body">
<text:bookmark-start text:name="OrgXref.orgc9c9b83"/>
<text:bookmark text:name="orgc9c9b83"/><text:span text:style-name="OrgTodo">TODO</text:span> 与张总见面约谈
<text:bookmark-end text:name="OrgXref.orgc9c9b83"/></text:p>
              <text:p text:style-name="OrgFixedWidthBlockLastLine">DEADLINE:&lt;2019-11-30 Sat -2d&gt; </text:p>
              <text:p text:style-name="Text_20_body">重复某个 Deadlines，使用 <text:span text:style-name="OrgCode">+1m</text:span> 表示每月重复一次，~-2d~ 表示提前 2 天提示。
当本月任务完成后，再次使用 C-c C-t  不但能
标记本月任务已经完成，而且还能启用下月任务。 凡是标记为 DONE 的任务不再
出现在 agenda 中。
</text:p>
            </text:list-item>
            <text:list-item>
              <text:p text:style-name="Text_20_body">
<text:bookmark-start text:name="OrgXref.org314e630"/>
<text:bookmark text:name="org314e630"/><text:span text:style-name="OrgTodo">DONE</text:span> 交房租
<text:bookmark-end text:name="OrgXref.org314e630"/></text:p>
              <text:p text:style-name="OrgFixedWidthBlock">DEADLINE: &lt;2019-08-15 Thu +1m -2d&gt;</text:p>
              <text:p text:style-name="OrgFixedWidthBlock">:PROPERTIES:</text:p>
              <text:p text:style-name="OrgFixedWidthBlock">:LAST_REPEAT: [2019-11-28 Thu 15:27]</text:p>
              <text:p text:style-name="OrgFixedWidthBlockLastLine">:END:</text:p>
            </text:list-item>
            <text:list-item>
              <text:p text:style-name="Text_20_body">
<text:bookmark-start text:name="OrgXref.orgd153af8"/>
<text:bookmark text:name="orgd153af8"/><text:span text:style-name="OrgTodo">DONE</text:span> 与 Scott 老师视频通话
<text:bookmark-end text:name="OrgXref.orgd153af8"/></text:p>
              <text:p text:style-name="OrgFixedWidthBlock">SCHEDULED: &lt;2019-10-25 Fri ++1w&gt;</text:p>
              <text:p text:style-name="OrgFixedWidthBlock">:PROPERTIES:</text:p>
              <text:p text:style-name="OrgFixedWidthBlock">:LAST_REPEAT: [2019-11-28 Thu 15:26]</text:p>
              <text:p text:style-name="OrgFixedWidthBlockLastLine">:END:</text:p>
            </text:list-item>
          </text:list>
        </text:list-item>
        <text:list-item>
          <text:p text:style-name="Text_20_body">
<text:bookmark-start text:name="OrgXref.org4cc14ff"/>
<text:bookmark text:name="org4cc14ff"/>SCHEDULED
<text:bookmark-end text:name="OrgXref.org4cc14ff"/></text:p>
          <text:p text:style-name="Text_20_body">计划何时开始某项新任务。如果延迟两天才开始该任务，则显示为 <text:span text:style-name="OrgCode">2x</text:span> 。如果计
划推迟 3 天，则在时间上使用 <text:span text:style-name="OrgCode">-3d</text:span> 表示。
</text:p>
          <text:p text:style-name="Text_20_body">SCHEDULED 经常会被误解。 例如，与某人约会是 appointment，使用简单的计划即
可。 一旦使用 SCHEDULED , 则表示在该任务在指定日期才会在时间线中出现。
</text:p>
          <text:list text:style-name="OrgNumberedList" text:continue-numbering="true">
            <text:list-item>
              <text:p text:style-name="Text_20_body">
<text:bookmark-start text:name="OrgXref.orga0137df"/>
<text:bookmark text:name="orga0137df"/><text:span text:style-name="OrgTodo">DONE</text:span> 去新加坡旅行
<text:bookmark-end text:name="OrgXref.orga0137df"/></text:p>
              <text:p text:style-name="OrgFixedWidthBlockLastLine">SCHEDULED:&lt;2019-11-24 Sun --2d&gt; </text:p>
            </text:list-item>
          </text:list>
        </text:list-item>
      </text:list>
      <text:h text:style-name="Heading_20_1" text:outline-level="1" text:is-list-header="false">
<text:bookmark-start text:name="OrgXref.org65b036e"/>
<text:bookmark text:name="org65b036e"/>Timer Example
<text:bookmark-end text:name="OrgXref.org65b036e"/></text:h>
      <text:h text:style-name="Heading_20_2" text:outline-level="2" text:is-list-header="false">
<text:bookmark-start text:name="OrgXref.org5bb27e0"/>
<text:bookmark text:name="org5bb27e0"/>Clock column view example
<text:bookmark-end text:name="OrgXref.org5bb27e0"/></text:h>
      <text:h text:style-name="Heading_20_2" text:outline-level="2" text:is-list-header="false">
<text:bookmark-start text:name="OrgXref.org4fda02e"/>
<text:bookmark text:name="org4fda02e"/>Effort estimate example
<text:bookmark-end text:name="OrgXref.org4fda02e"/></text:h>
      <text:h text:style-name="Heading_20_1" text:outline-level="1" text:is-list-header="false">
<text:bookmark-start text:name="OrgXref.orga2514a8"/>
<text:bookmark text:name="orga2514a8"/>Orgmode (Studing)
<text:bookmark-end text:name="OrgXref.orga2514a8"/></text:h>
      <text:h text:style-name="Heading_20_2" text:outline-level="2" text:is-list-header="false">
<text:bookmark-start text:name="OrgXref.orgc7828ec"/>
<text:bookmark text:name="orgc7828ec"/><text:span text:style-name="OrgTodo">DONE</text:span> E01S01 : Headlines &amp; outline mode
<text:bookmark-end text:name="OrgXref.orgc7828ec"/></text:h>
      <text:p text:style-name="OrgPlanning"><text:span text:style-name="OrgClosedKeyword">CLOSED:</text:span><text:span text:style-name="OrgInactiveTimestamp">[2020-02-10 Mon 21:25]</text:span></text:p>
      <text:section text:style-name="OrgIndentedSection-Level-0" text:name="Section9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Local expand/collapse cycle</text:p>
              </table:table-cell>
              <table:table-cell table:style-name="OrgTblCellT">
                <text:p text:style-name="OrgTableContentsLeft"> &lt;tab&gt; </text:p>
              </table:table-cell>
            </table:table-row>
            <table:table-row>
              <table:table-cell table:style-name="OrgTblCell">
                <text:p text:style-name="OrgTableContentsLeft">Global expand/collapse cycle</text:p>
              </table:table-cell>
              <table:table-cell table:style-name="OrgTblCell">
                <text:p text:style-name="OrgTableContentsLeft"> &lt;backtab&gt; </text:p>
              </table:table-cell>
            </table:table-row>
            <table:table-row>
              <table:table-cell table:style-name="OrgTblCell">
                <text:p text:style-name="OrgTableContentsLeft">Increase level</text:p>
              </table:table-cell>
              <table:table-cell table:style-name="OrgTblCell">
                <text:p text:style-name="OrgTableContentsLeft"> &lt;alt-right&gt; </text:p>
              </table:table-cell>
            </table:table-row>
            <table:table-row>
              <table:table-cell table:style-name="OrgTblCell">
                <text:p text:style-name="OrgTableContentsLeft">Decrease level</text:p>
              </table:table-cell>
              <table:table-cell table:style-name="OrgTblCell">
                <text:p text:style-name="OrgTableContentsLeft"> &lt;alt-left&gt; </text:p>
              </table:table-cell>
            </table:table-row>
            <table:table-row>
              <table:table-cell table:style-name="OrgTblCell">
                <text:p text:style-name="OrgTableContentsLeft">Move up</text:p>
              </table:table-cell>
              <table:table-cell table:style-name="OrgTblCell">
                <text:p text:style-name="OrgTableContentsLeft"> &lt;M-up&gt; </text:p>
              </table:table-cell>
            </table:table-row>
            <table:table-row>
              <table:table-cell table:style-name="OrgTblCellB">
                <text:p text:style-name="OrgTableContentsLeft">Move down</text:p>
              </table:table-cell>
              <table:table-cell table:style-name="OrgTblCellB">
                <text:p text:style-name="OrgTableContentsLeft"> &lt;M-down&gt; 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debdcaa"/>
<text:bookmark text:name="orgdebdcaa"/><text:span text:style-name="OrgTodo">DONE</text:span> E01S02 : ToDo Keywords
<text:bookmark-end text:name="OrgXref.orgdebdcaa"/></text:h>
      <text:p text:style-name="Text_20_body">More keywords by define <text:span text:style-name="OrgCode">#+SEQ_TODO:</text:span> . 
Item of left | are TODO items (red).
Item of right | are DONE items (green).
</text:p>
      <text:section text:style-name="OrgIndentedSection-Level-0" text:name="Section10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Cycle through them</text:p>
              </table:table-cell>
              <table:table-cell table:style-name="OrgTblCellT">
                <text:p text:style-name="OrgTableContentsLeft"> &lt;S-right&gt; </text:p>
              </table:table-cell>
            </table:table-row>
            <table:table-row>
              <table:table-cell table:style-name="OrgTblCell">
                <text:p text:style-name="OrgTableContentsLeft">Active local setup line with</text:p>
              </table:table-cell>
              <table:table-cell table:style-name="OrgTblCell">
                <text:p text:style-name="OrgTableContentsLeft"> C-c C-c </text:p>
              </table:table-cell>
            </table:table-row>
            <table:table-row>
              <table:table-cell table:style-name="OrgTblCellB">
                <text:p text:style-name="OrgTableContentsLeft">Get a menu of all keywords</text:p>
              </table:table-cell>
              <table:table-cell table:style-name="OrgTblCellB">
                <text:p text:style-name="OrgTableContentsLeft"> C-c C-t 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c696b15"/>
<text:bookmark text:name="orgc696b15"/><text:span text:style-name="OrgTodo">DONE</text:span> E01S03 : Schedule, Deadlines &amp; Agenda views
<text:bookmark-end text:name="OrgXref.orgc696b15"/></text:h>
      <text:section text:style-name="OrgIndentedSection-Level-0" text:name="Section11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Schedule done</text:p>
              </table:table-cell>
              <table:table-cell table:style-name="OrgTblCellT">
                <text:p text:style-name="OrgTableContentsLeft"> C-c C-s </text:p>
              </table:table-cell>
            </table:table-row>
            <table:table-row>
              <table:table-cell table:style-name="OrgTblCell">
                <text:p text:style-name="OrgTableContentsLeft">Deadlines defined</text:p>
              </table:table-cell>
              <table:table-cell table:style-name="OrgTblCell">
                <text:p text:style-name="OrgTableContentsLeft"> C-c C-d </text:p>
              </table:table-cell>
            </table:table-row>
            <table:table-row>
              <table:table-cell table:style-name="OrgTblCell">
                <text:p text:style-name="OrgTableContentsLeft">Agenda switch</text:p>
              </table:table-cell>
              <table:table-cell table:style-name="OrgTblCell">
                <text:p text:style-name="OrgTableContentsLeft"> C-a a </text:p>
              </table:table-cell>
            </table:table-row>
            <table:table-row>
              <table:table-cell table:style-name="OrgTblCell">
                <text:p text:style-name="OrgTableContentsLeft">Follow mode</text:p>
              </table:table-cell>
              <table:table-cell table:style-name="OrgTblCell">
                <text:p text:style-name="OrgTableContentsLeft"> S-f </text:p>
              </table:table-cell>
            </table:table-row>
            <table:table-row>
              <table:table-cell table:style-name="OrgTblCell">
                <text:p text:style-name="OrgTableContentsLeft">Move forward</text:p>
              </table:table-cell>
              <table:table-cell table:style-name="OrgTblCell">
                <text:p text:style-name="OrgTableContentsLeft"> f </text:p>
              </table:table-cell>
            </table:table-row>
            <table:table-row>
              <table:table-cell table:style-name="OrgTblCellB">
                <text:p text:style-name="OrgTableContentsLeft">Move backward</text:p>
              </table:table-cell>
              <table:table-cell table:style-name="OrgTblCellB">
                <text:p text:style-name="OrgTableContentsLeft"> b 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b076b1e"/>
<text:bookmark text:name="orgb076b1e"/><text:span text:style-name="OrgTodo">DONE</text:span> E01S04 : Repeating tasks
<text:bookmark-end text:name="OrgXref.orgb076b1e"/></text:h>
      <text:section text:style-name="OrgIndentedSection-Level-0" text:name="Section12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regular every week (d=day w=weak m=month y=year)</text:p>
              </table:table-cell>
              <table:table-cell table:style-name="OrgTblCellT">
                <text:p text:style-name="OrgTableContentsLeft">+1w</text:p>
              </table:table-cell>
            </table:table-row>
            <table:table-row>
              <table:table-cell table:style-name="OrgTblCell">
                <text:p text:style-name="OrgTableContentsLeft">repeat every week, definitely in the future</text:p>
              </table:table-cell>
              <table:table-cell table:style-name="OrgTblCell">
                <text:p text:style-name="OrgTableContentsLeft">++1w</text:p>
              </table:table-cell>
            </table:table-row>
            <table:table-row>
              <table:table-cell table:style-name="OrgTblCellB">
                <text:p text:style-name="OrgTableContentsLeft">Next 4 week after the task is DONE</text:p>
              </table:table-cell>
              <table:table-cell table:style-name="OrgTblCellB">
                <text:p text:style-name="OrgTableContentsLeft">.+4w</text:p>
              </table:table-cell>
            </table:table-row>
          </table:table-rows>
        </table:table>
      </text:section>
      <text:p text:style-name="Text_20_body">If repeated event was setting by SCHEDULED  C-c C-t
 , you could press  C-c C-t 
again to change current SCHEDULED event to state DONE and restart a new
SCHEDULED event.
</text:p>
      <text:h text:style-name="Heading_20_3" text:outline-level="3" text:is-list-header="false">
<text:bookmark-start text:name="OrgXref.orgf2e5071"/>
<text:bookmark text:name="orgf2e5071"/>规律重复出现的时间戳
<text:bookmark-end text:name="OrgXref.orgf2e5071"/></text:h>
      <text:p text:style-name="Text_20_body">如每天下午 5 点跑步，每周六去公园玩，每年的生日等。
<text:span text:style-name="Bold">d</text:span> 表示 day， <text:span text:style-name="Bold">w</text:span> 表示 week ， <text:span text:style-name="Bold">m</text:span> 表示 month。
</text:p>
      <text:h text:style-name="Heading_20_2" text:outline-level="2" text:is-list-header="false">
<text:bookmark-start text:name="OrgXref.org186785e"/>
<text:bookmark text:name="org186785e"/><text:span text:style-name="OrgTodo">DONE</text:span> E01S05 : Checklists <text:span text:style-name="OrgCode">[2/4]</text:span>
<text:bookmark-end text:name="OrgXref.org186785e"/></text:h>
      <text:list text:style-name="OrgBulletedList" text:continue-numbering="false">
        <text:list-item>
          <text:p text:style-name="Text_20_body"><text:span text:style-name="OrgCode">[ ] </text:span>This is checklist
</text:p>
        </text:list-item>
        <text:list-item>
          <text:p text:style-name="Text_20_body"><text:span text:style-name="OrgCode">[ ] </text:span>New checklist by  &lt;M-S-return&gt; 
</text:p>
        </text:list-item>
        <text:list-item>
          <text:p text:style-name="Text_20_body"><text:span text:style-name="OrgCode">[✓] </text:span>You can see the completion of the checklist with <text:span text:style-name="OrgCode">[0/0]</text:span> or <text:span text:style-name="OrgCode">[0%]</text:span> on headlines.
</text:p>
        </text:list-item>
        <text:list-item>
          <text:p text:style-name="Text_20_body"><text:span text:style-name="OrgCode">[✓] </text:span>Checkbox toggled with  C-c C-c  
</text:p>
        </text:list-item>
      </text:list>
      <text:h text:style-name="Heading_20_2" text:outline-level="2" text:is-list-header="false">
<text:bookmark-start text:name="OrgXref.org9fbaff4"/>
<text:bookmark text:name="org9fbaff4"/><text:span text:style-name="OrgTodo">DONE</text:span> E02S01 : Tags<text:tab/><text:span text:style-name="OrgTags">[<text:span text:style-name="OrgTag">BASIC</text:span>]</text:span>
<text:bookmark-end text:name="OrgXref.org9fbaff4"/></text:h>
      <text:p text:style-name="Text_20_body">Tags can be added to headlines and are often used as a way to mark GTD contexts.
</text:p>
      <text:p text:style-name="Text_20_body">Tags can be predefined with a line <text:span text:style-name="OrgCode">#+TAGS:PHONE(o) ...</text:span> at the beginning of
the file. Use  C-c C-q  to assign a tags for a
headline. Use  &lt;tab&gt;  to enter new tags instead
of predefined tags. Clear tags by  SPC  .
</text:p>
      <text:h text:style-name="Heading_20_2" text:outline-level="2" text:is-list-header="false">
<text:bookmark-start text:name="OrgXref.org02662ba"/>
<text:bookmark text:name="org02662ba"/><text:span text:style-name="OrgTodo">DONE</text:span> E02S02 : Agenda view (advanced)<text:tab/><text:span text:style-name="OrgTags">[<text:span text:style-name="OrgTag">BASIC</text:span>]</text:span>
<text:bookmark-end text:name="OrgXref.org02662ba"/></text:h>
      <text:section text:style-name="OrgIndentedSection-Level-0" text:name="Section13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Timeline for current buffer</text:p>
              </table:table-cell>
              <table:table-cell table:style-name="OrgTblCellT">
                <text:p text:style-name="OrgTableContentsLeft"> L </text:p>
              </table:table-cell>
            </table:table-row>
            <table:table-row>
              <table:table-cell table:style-name="OrgTblCell">
                <text:p text:style-name="OrgTableContentsLeft">List all TODO entries</text:p>
              </table:table-cell>
              <table:table-cell table:style-name="OrgTblCell">
                <text:p text:style-name="OrgTableContentsLeft"> t </text:p>
              </table:table-cell>
            </table:table-row>
            <table:table-row>
              <table:table-cell table:style-name="OrgTblCell">
                <text:p text:style-name="OrgTableContentsLeft">Entries with a special TODO Keywords</text:p>
              </table:table-cell>
              <table:table-cell table:style-name="OrgTblCell">
                <text:p text:style-name="OrgTableContentsLeft"> T </text:p>
              </table:table-cell>
            </table:table-row>
            <table:table-row>
              <table:table-cell table:style-name="OrgTblCell">
                <text:p text:style-name="OrgTableContentsLeft">Match tags/propoerties/TODO keywords</text:p>
              </table:table-cell>
              <table:table-cell table:style-name="OrgTblCell">
                <text:p text:style-name="OrgTableContentsLeft"> M </text:p>
              </table:table-cell>
            </table:table-row>
            <table:table-row>
              <table:table-cell table:style-name="OrgTblCell">
                <text:p text:style-name="OrgTableContentsLeft">Like before, but only TODO keywords</text:p>
              </table:table-cell>
              <table:table-cell table:style-name="OrgTblCell">
                <text:p text:style-name="OrgTableContentsLeft"> M </text:p>
              </table:table-cell>
            </table:table-row>
            <table:table-row>
              <table:table-cell table:style-name="OrgTblCellB">
                <text:p text:style-name="OrgTableContentsLeft">Search for keywords</text:p>
              </table:table-cell>
              <table:table-cell table:style-name="OrgTblCellB">
                <text:p text:style-name="OrgTableContentsLeft"> s 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64e01a6"/>
<text:bookmark text:name="org64e01a6"/><text:span text:style-name="OrgTodo">DONE</text:span> E02S03 : Customized Agenda view
<text:bookmark-end text:name="OrgXref.org64e01a6"/></text:h>
      <text:p text:style-name="Text_20_body">for customizing agenda command 
</text:p>
      <text:h text:style-name="Heading_20_2" text:outline-level="2" text:is-list-header="false">
<text:bookmark-start text:name="OrgXref.org05dd4d5"/>
<text:bookmark text:name="org05dd4d5"/><text:span text:style-name="OrgTodo">DONE</text:span> E02S04 : Drawers,Logging &amp; quick notes<text:tab/><text:span text:style-name="OrgTags">[<text:span text:style-name="OrgTag">ADVANCED</text:span>]</text:span>
<text:bookmark-end text:name="OrgXref.org05dd4d5"/></text:h>
      <text:list text:style-name="OrgBulletedList" text:continue-numbering="false">
        <text:list-item>
          <text:p text:style-name="Text_20_body">Note taken on <text:span text:style-name="OrgInactiveTimestamp">[2020-02-12 Wed 10:14] </text:span> <text:line-break/>test quick notes
</text:p>
        </text:list-item>
      </text:list>
      <text:p text:style-name="Text_20_body">I want to add quick notes. If you want <text:span text:style-name="OrgCode">:LOGBOOK:</text:span> appeared in the body, you
must customize <text:span text:style-name="OrgCode">org-log-into-drawer</text:span>.
</text:p>
      <text:p text:style-name="Text_20_body">We could create <text:span text:style-name="Bold">DRAWER</text:span> by  C-c C-x d  .
</text:p>
      <text:list text:style-name="OrgBulletedList" text:continue-numbering="false">
        <text:list-item>
          <text:p text:style-name="Text_20_body">This is the usually <text:span text:style-name="Bold">hidden</text:span> content of drawer
</text:p>
        </text:list-item>
        <text:list-item>
          <text:p text:style-name="Text_20_body">The drawer ends with the line that says :END:
</text:p>
        </text:list-item>
        <text:list-item>
          <text:p text:style-name="Text_20_body">Reserved drawer names are e.g. :LOGBOOK: or :PROPERTIES:
</text:p>
        </text:list-item>
      </text:list>
      <text:p text:style-name="Text_20_body"><text:span text:style-name="OrgCode">:LOGBOOK:</text:span> don't display in the ouput html files!? 
</text:p>
      <text:p text:style-name="Text_20_body">This is the source orgfiles
</text:p>
      <text:p text:style-name="OrgFixedWidthBlock">:LOGBOOK:</text:p>
      <text:p text:style-name="OrgFixedWidthBlock">- Note taken on [2020-02-12 Wed 10:25] \\</text:p>
      <text:p text:style-name="OrgFixedWidthBlock"> <text:s text:c="1"/>After customize ~org-log-into-drawer~, I could get quick notes into body.</text:p>
      <text:p text:style-name="OrgFixedWidthBlock">- Note taken on [2020-02-12 Wed 10:09] \\</text:p>
      <text:p text:style-name="OrgFixedWidthBlock"> <text:s text:c="1"/>This is a quick notes using @@html:&lt;kbd&gt;@@ C-c C-z @@html:&lt;/kbd&gt;@@ . That's good!</text:p>
      <text:p text:style-name="OrgFixedWidthBlockLastLine">:END:</text:p>
      <text:list text:style-name="OrgBulletedList" text:continue-numbering="false">
        <text:list-item>
          <text:p text:style-name="Text_20_body">Note taken on <text:span text:style-name="OrgInactiveTimestamp">[2020-02-12 Wed 15:36] </text:span> <text:line-break/>You can use <text:span text:style-name="OrgCode">#+OPTIONS: d:t</text:span> to show drawer.
</text:p>
        </text:list-item>
        <text:list-item>
          <text:p text:style-name="Text_20_body">Note taken on <text:span text:style-name="OrgInactiveTimestamp">[2020-02-12 Wed 10:25] </text:span> <text:line-break/>After customize <text:span text:style-name="OrgCode">org-log-into-drawer</text:span>, I could get quick notes into body.
</text:p>
        </text:list-item>
        <text:list-item>
          <text:p text:style-name="Text_20_body">Note taken on <text:span text:style-name="OrgInactiveTimestamp">[2020-02-12 Wed 10:09] </text:span> <text:line-break/>This is a quick notes using  C-c C-z  . That's good!
</text:p>
        </text:list-item>
      </text:list>
      <text:h text:style-name="Heading_20_2" text:outline-level="2" text:is-list-header="false">
<text:bookmark-start text:name="OrgXref.orgcf7d457"/>
<text:bookmark text:name="orgcf7d457"/><text:span text:style-name="OrgTodo">DONE</text:span> E02S05 : Archiving<text:tab/><text:span text:style-name="OrgTags">[<text:span text:style-name="OrgTag">FUTURE</text:span>]</text:span>
<text:bookmark-end text:name="OrgXref.orgcf7d457"/></text:h>
      <text:p text:style-name="Text_20_body">Finished tasks collected up your org file. Define a global archives file with
<text:span text:style-name="OrgCode">#+ARCHIVE: myarchive.org::</text:span>. Archive an entry with  C-c C-x
C-a  . Archive a subtree with  C-c C-x C-s  .
</text:p>
      <text:p text:style-name="Text_20_body">When you complete you task, you can move out of your DONE tasks to archives files.
</text:p>
      <text:h text:style-name="Heading_20_2" text:outline-level="2" text:is-list-header="false">
<text:bookmark-start text:name="OrgXref.org6a5d60f"/>
<text:bookmark text:name="org6a5d60f"/><text:span text:style-name="OrgTodo">DONE</text:span> E03S01 : Automatic logging of status changes<text:tab/><text:span text:style-name="OrgTags">[<text:span text:style-name="OrgTag">FUTURE</text:span>]</text:span>
<text:bookmark-end text:name="OrgXref.org6a5d60f"/></text:h>
      <text:p text:style-name="Text_20_body">automatic logging of status changes for complicated tasks. I think I will
never use this feature.
</text:p>
      <text:h text:style-name="Heading_20_2" text:outline-level="2" text:is-list-header="false">
<text:bookmark-start text:name="OrgXref.org1cfac8a"/>
<text:bookmark text:name="org1cfac8a"/><text:span text:style-name="OrgTodo">WAITING</text:span> E03S02 : Splitting your system up to several files<text:tab/><text:span text:style-name="OrgTags">[<text:span text:style-name="OrgTag">FUTURE</text:span>]</text:span>
<text:bookmark-end text:name="OrgXref.org1cfac8a"/></text:h>
      <text:p text:style-name="Text_20_body">See in the future.
</text:p>
      <text:h text:style-name="Heading_20_2" text:outline-level="2" text:is-list-header="false">
<text:bookmark-start text:name="OrgXref.org0fa2ee9"/>
<text:bookmark text:name="org0fa2ee9"/><text:span text:style-name="OrgTodo">WAITING</text:span> E03S03 : The first capture template(s)<text:tab/><text:span text:style-name="OrgTags">[<text:span text:style-name="OrgTag">USEFUL</text:span>]</text:span>
<text:bookmark-end text:name="OrgXref.org0fa2ee9"/></text:h>
      <text:p text:style-name="Text_20_body">Goal: Capturing tasks, ideas and whatever you want!
</text:p>
      <text:p text:style-name="Text_20_body">Use  SPC C c  to open capture template.
</text:p>
      <text:h text:style-name="Heading_20_2" text:outline-level="2" text:is-list-header="false">
<text:bookmark-start text:name="OrgXref.org61962cb"/>
<text:bookmark text:name="org61962cb"/><text:span text:style-name="OrgTodo">WAITING</text:span> E03S04 : The  -PROPERTIES - drawer<text:tab/><text:span text:style-name="OrgTags">[<text:span text:style-name="OrgTag">FUTURE</text:span>]</text:span>
<text:bookmark-end text:name="OrgXref.org61962cb"/></text:h>
      <text:h text:style-name="Heading_20_2" text:outline-level="2" text:is-list-header="false">
<text:bookmark-start text:name="OrgXref.org8188923"/>
<text:bookmark text:name="org8188923"/><text:span text:style-name="OrgTodo">WAITING</text:span> E03S05 : Archiving to different files<text:tab/><text:span text:style-name="OrgTags">[<text:span text:style-name="OrgTag">FUTURE</text:span>]</text:span>
<text:bookmark-end text:name="OrgXref.org8188923"/></text:h>
      <text:h text:style-name="Heading_20_2" text:outline-level="2" text:is-list-header="false">
<text:bookmark-start text:name="OrgXref.org25772d6"/>
<text:bookmark text:name="org25772d6"/><text:span text:style-name="OrgTodo">WAITING</text:span> E04S01 : Ordered tasks<text:tab/><text:span text:style-name="OrgTags">[<text:span text:style-name="OrgTag">ADVANCED</text:span> : <text:span text:style-name="OrgTag">FUTURE</text:span>]</text:span>
<text:bookmark-end text:name="OrgXref.org25772d6"/></text:h>
      <text:h text:style-name="Heading_20_2" text:outline-level="2" text:is-list-header="false">
<text:bookmark-start text:name="OrgXref.org479a5cb"/>
<text:bookmark text:name="org479a5cb"/><text:span text:style-name="OrgTodo">DONE</text:span> E04S02 : Timers<text:tab/><text:span text:style-name="OrgTags">[<text:span text:style-name="OrgTag">BASIC</text:span>]</text:span>
<text:bookmark-end text:name="OrgXref.org479a5cb"/></text:h>
      <text:section text:style-name="OrgIndentedSection-Level-0" text:name="Section14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Clocking in</text:p>
              </table:table-cell>
              <table:table-cell table:style-name="OrgTblCellT">
                <text:p text:style-name="OrgTableContentsLeft"> C-c C-x C-i </text:p>
              </table:table-cell>
            </table:table-row>
            <table:table-row>
              <table:table-cell table:style-name="OrgTblCell">
                <text:p text:style-name="OrgTableContentsLeft">Clocking out</text:p>
              </table:table-cell>
              <table:table-cell table:style-name="OrgTblCell">
                <text:p text:style-name="OrgTableContentsLeft"> C-c C-x C-o </text:p>
              </table:table-cell>
            </table:table-row>
            <table:table-row>
              <table:table-cell table:style-name="OrgTblCell">
                <text:p text:style-name="OrgTableContentsLeft">Restart a clock</text:p>
              </table:table-cell>
              <table:table-cell table:style-name="OrgTblCell">
                <text:p text:style-name="OrgTableContentsLeft"> C-c C-x C-x </text:p>
              </table:table-cell>
            </table:table-row>
            <table:table-row>
              <table:table-cell table:style-name="OrgTblCell">
                <text:p text:style-name="OrgTableContentsLeft">Jump to Clocked task</text:p>
              </table:table-cell>
              <table:table-cell table:style-name="OrgTblCell">
                <text:p text:style-name="OrgTableContentsLeft"> C-c C-x C-j </text:p>
              </table:table-cell>
            </table:table-row>
            <table:table-row>
              <table:table-cell table:style-name="OrgTblCell">
                <text:p text:style-name="OrgTableContentsLeft">Cancel a Clock in</text:p>
              </table:table-cell>
              <table:table-cell table:style-name="OrgTblCell">
                <text:p text:style-name="OrgTableContentsLeft"> C-c C-x C-q </text:p>
              </table:table-cell>
            </table:table-row>
            <table:table-row>
              <table:table-cell table:style-name="OrgTblCell">
                <text:p text:style-name="OrgTableContentsLeft">Show times</text:p>
              </table:table-cell>
              <table:table-cell table:style-name="OrgTblCell">
                <text:p text:style-name="OrgTableContentsLeft"> C-c C-x C-d </text:p>
              </table:table-cell>
            </table:table-row>
            <table:table-row>
              <table:table-cell table:style-name="OrgTblCell">
                <text:p text:style-name="OrgTableContentsLeft">Recompute time</text:p>
              </table:table-cell>
              <table:table-cell table:style-name="OrgTblCell">
                <text:p text:style-name="OrgTableContentsLeft"> C-c C-c </text:p>
              </table:table-cell>
            </table:table-row>
            <table:table-row>
              <table:table-cell table:style-name="OrgTblCell">
                <text:p text:style-name="OrgTableContentsLeft">Start countdown timer</text:p>
              </table:table-cell>
              <table:table-cell table:style-name="OrgTblCell">
                <text:p text:style-name="OrgTableContentsLeft"> C-c C-x ; </text:p>
              </table:table-cell>
            </table:table-row>
            <table:table-row>
              <table:table-cell table:style-name="OrgTblCell">
                <text:p text:style-name="OrgTableContentsLeft">Pause a timer or continue</text:p>
              </table:table-cell>
              <table:table-cell table:style-name="OrgTblCell">
                <text:p text:style-name="OrgTableContentsLeft"> C-c C-x , </text:p>
              </table:table-cell>
            </table:table-row>
            <table:table-row>
              <table:table-cell table:style-name="OrgTblCell">
                <text:p text:style-name="OrgTableContentsLeft">Insert current timer</text:p>
              </table:table-cell>
              <table:table-cell table:style-name="OrgTblCell">
                <text:p text:style-name="OrgTableContentsLeft"> C-c C-x . </text:p>
              </table:table-cell>
            </table:table-row>
            <table:table-row>
              <table:table-cell table:style-name="OrgTblCell">
                <text:p text:style-name="OrgTableContentsLeft">Start a relative timer</text:p>
              </table:table-cell>
              <table:table-cell table:style-name="OrgTblCell">
                <text:p text:style-name="OrgTableContentsLeft"> C-c C-x 0 </text:p>
              </table:table-cell>
            </table:table-row>
            <table:table-row>
              <table:table-cell table:style-name="OrgTblCell">
                <text:p text:style-name="OrgTableContentsLeft">Calc &amp; display spended time</text:p>
              </table:table-cell>
              <table:table-cell table:style-name="OrgTblCell">
                <text:p text:style-name="OrgTableContentsLeft"> C-c C-x C-d </text:p>
              </table:table-cell>
            </table:table-row>
            <table:table-row>
              <table:table-cell table:style-name="OrgTblCell">
                <text:p text:style-name="OrgTableContentsLeft">Enter Column view</text:p>
              </table:table-cell>
              <table:table-cell table:style-name="OrgTblCell">
                <text:p text:style-name="OrgTableContentsLeft"> C-c C-x C-c </text:p>
              </table:table-cell>
            </table:table-row>
            <table:table-row>
              <table:table-cell table:style-name="OrgTblCellB">
                <text:p text:style-name="OrgTableContentsLeft">Leave column view</text:p>
              </table:table-cell>
              <table:table-cell table:style-name="OrgTblCellB">
                <text:p text:style-name="OrgTableContentsLeft"> Q 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6c11bbc"/>
<text:bookmark text:name="org6c11bbc"/><text:span text:style-name="OrgTodo">DONE</text:span> E04S03 : Clocking (aka time tracking)<text:tab/><text:span text:style-name="OrgTags">[<text:span text:style-name="OrgTag">BASIC</text:span>]</text:span>
<text:bookmark-end text:name="OrgXref.org6c11bbc"/></text:h>
      <text:h text:style-name="Heading_20_3" text:outline-level="3" text:is-list-header="false">
<text:bookmark-start text:name="OrgXref.org0d95f01"/>
<text:bookmark text:name="org0d95f01"/>Football notes
<text:bookmark-end text:name="OrgXref.org0d95f01"/></text:h>
      <text:p text:style-name="Text_20_body">You'll start relative timer by  C-c C-x 0 
. The timer will be tick from 00:00:01, 00:00:02, … , 00:01:08, ….
</text:p>
      <text:p text:style-name="Text_20_body">Suppose team A get a score at sometimes, press  C-c C-x .
 to get current relative time and insert below current
cursor.
</text:p>
      <text:list text:style-name="OrgDescriptionList" text:continue-numbering="false">
        <text:list-item>
          <text:p text:style-name="Text_20_body_20_bold">0:04:31</text:p>
          <text:list text:style-name="OrgDescriptionList" text:continue-numbering="true">
            <text:list-item>
              <text:p text:style-name="Text_20_body">Team A scored a goal 1:0 .
</text:p>
            </text:list-item>
          </text:list>
        </text:list-item>
        <text:list-item>
          <text:p text:style-name="Text_20_body_20_bold">0:05:26</text:p>
          <text:list text:style-name="OrgDescriptionList" text:continue-numbering="true">
            <text:list-item>
              <text:p text:style-name="Text_20_body">[When press  O  to get a
                  newline, insert current timer automatically.] Team B scored
                  a goal 1:1.
</text:p>
            </text:list-item>
          </text:list>
        </text:list-item>
      </text:list>
      <text:p text:style-name="Text_20_body">[If you go out to get a dink, you could press  C-c C-x ,  
 to pause timer. Repeat such combination keys when coming back from outside.]
</text:p>
      <text:list text:style-name="OrgBulletedList" text:continue-numbering="false">
        <text:list-item>
          <text:p text:style-name="Text_20_body">Stop timer by  C-c C-x _ 
</text:p>
        </text:list-item>
      </text:list>
      <text:h text:style-name="Heading_20_3" text:outline-level="3" text:is-list-header="false">
<text:bookmark-start text:name="OrgXref.org4974107"/>
<text:bookmark text:name="org4974107"/>Clock Tracking example
<text:bookmark-end text:name="OrgXref.org4974107"/></text:h>
      <text:list text:style-name="OrgNumberedList" text:continue-numbering="false">
        <text:list-item>
          <text:p text:style-name="Text_20_body">
<text:bookmark-start text:name="OrgXref.orgdccbeab"/>
<text:bookmark text:name="orgdccbeab"/>Task A
<text:bookmark-end text:name="OrgXref.orgdccbeab"/></text:p>
          <text:list text:style-name="OrgBulletedList" text:continue-numbering="false">
            <text:list-item>
              <text:p text:style-name="Text_20_body">Some task that we need to know how much time it take.
</text:p>
            </text:list-item>
          </text:list>
          <text:p text:style-name="Text_20_body">Use  C-c C-x TAB  to insert timestamp, Use
 C-c C-x C-j  to jump to the last insert
timestamp，Use  C-c C-x C-o  to close
timestamp.
</text:p>
        </text:list-item>
        <text:list-item>
          <text:p text:style-name="Text_20_body">
<text:bookmark-start text:name="OrgXref.org31a52fe"/>
<text:bookmark text:name="org31a52fe"/>Task B
<text:bookmark-end text:name="OrgXref.org31a52fe"/></text:p>
          <text:list text:style-name="OrgBulletedList" text:continue-numbering="false">
            <text:list-item>
              <text:p text:style-name="Text_20_body">Some other task to clock.
</text:p>
            </text:list-item>
          </text:list>
          <text:p text:style-name="Text_20_body">Use  C-c C-c  to recompute timer.
Use  C-c C-x C-d  to calculate spended time.
Use  C-c C-c  to cancel display total spended time.
</text:p>
        </text:list-item>
      </text:list>
      <text:h text:style-name="Heading_20_2" text:outline-level="2" text:is-list-header="false">
<text:bookmark-start text:name="OrgXref.orgb145029"/>
<text:bookmark text:name="orgb145029"/><text:span text:style-name="OrgTodo">DONE</text:span> E04S04 : Column view<text:tab/><text:span text:style-name="OrgTags">[<text:span text:style-name="OrgTag">BASIC</text:span>]</text:span>
<text:bookmark-end text:name="OrgXref.orgb145029"/></text:h>
      <text:p text:style-name="OrgSrcBlockLastLine">#+COLUMNS:<text:s/>%7TODO<text:span text:style-name="OrgSrcRainbowDelimitersDepth1Face">(</text:span>To<text:s/>Do<text:span text:style-name="OrgSrcRainbowDelimitersDepth1Face">)</text:span><text:s/>%40ITEM<text:span text:style-name="OrgSrcRainbowDelimitersDepth1Face">(</text:span>TASK<text:span text:style-name="OrgSrcRainbowDelimitersDepth1Face">)</text:span><text:s/>%TAGS<text:span text:style-name="OrgSrcRainbowDelimitersDepth1Face">(</text:span>Tags<text:span text:style-name="OrgSrcRainbowDelimitersDepth1Face">)</text:span><text:s/>%6CLOCKSUM<text:span text:style-name="OrgSrcRainbowDelimitersDepth1Face">(</text:span>Clock<text:span text:style-name="OrgSrcRainbowDelimitersDepth1Face">)</text:span></text:p>
      <text:section text:style-name="OrgIndentedSection-Level-0" text:name="Section15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Enter Column view</text:p>
              </table:table-cell>
              <table:table-cell table:style-name="OrgTblCellT">
                <text:p text:style-name="OrgTableContentsLeft"> C-c C-x C-c </text:p>
              </table:table-cell>
            </table:table-row>
            <table:table-row>
              <table:table-cell table:style-name="OrgTblCellB">
                <text:p text:style-name="OrgTableContentsLeft">Leave column view</text:p>
              </table:table-cell>
              <table:table-cell table:style-name="OrgTblCellB">
                <text:p text:style-name="OrgTableContentsLeft"> Q 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083f724"/>
<text:bookmark text:name="org083f724"/><text:span text:style-name="OrgTodo">DONE</text:span> E04S05 : Effort estimates<text:tab/><text:span text:style-name="OrgTags">[<text:span text:style-name="OrgTag">BASIC</text:span>]</text:span>
<text:bookmark-end text:name="OrgXref.org083f724"/></text:h>
      <text:p text:style-name="Text_20_body">Goal: Estimate the effort that your task will take.
</text:p>
      <text:p text:style-name="Text_20_body">Recipe: Effort are properties stored in <text:span text:style-name="OrgCode">:Effort:</text:span> . Easy setup: Define
<text:span text:style-name="OrgCode">#+PROPERTIES: Effort_ALL</text:span> .
</text:p>
      <text:p text:style-name="Text_20_body">Add <text:span text:style-name="OrgCode">#+COLUMNS: %8Effort(Effort){:}</text:span> in column view. {:} means sum up times.
</text:p>
      <text:section text:style-name="OrgIndentedSection-Level-0" text:name="Section16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Show column view</text:p>
              </table:table-cell>
              <table:table-cell table:style-name="OrgTblCellT">
                <text:p text:style-name="OrgTableContentsLeft"> C-c C-x C-c </text:p>
              </table:table-cell>
            </table:table-row>
            <table:table-row>
              <table:table-cell table:style-name="OrgTblCell">
                <text:p text:style-name="OrgTableContentsLeft">increase effort</text:p>
              </table:table-cell>
              <table:table-cell table:style-name="OrgTblCell">
                <text:p text:style-name="OrgTableContentsLeft"> &lt;S-right&gt; </text:p>
              </table:table-cell>
            </table:table-row>
            <table:table-row>
              <table:table-cell table:style-name="OrgTblCell">
                <text:p text:style-name="OrgTableContentsLeft">decrease effort</text:p>
              </table:table-cell>
              <table:table-cell table:style-name="OrgTblCell">
                <text:p text:style-name="OrgTableContentsLeft"> &lt;S-left&gt; </text:p>
              </table:table-cell>
            </table:table-row>
            <table:table-row>
              <table:table-cell table:style-name="OrgTblCellB">
                <text:p text:style-name="OrgTableContentsLeft">Leave column view</text:p>
              </table:table-cell>
              <table:table-cell table:style-name="OrgTblCellB">
                <text:p text:style-name="OrgTableContentsLeft"> Q 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d2f3d35"/>
<text:bookmark text:name="orgd2f3d35"/><text:span text:style-name="OrgTodo">NEXT</text:span> E05S01 : Linking (internal)
<text:bookmark-end text:name="OrgXref.orgd2f3d35"/></text:h>
      <text:h text:style-name="Heading_20_2" text:outline-level="2" text:is-list-header="false">
<text:bookmark-start text:name="OrgXref.org6bbb759"/>
<text:bookmark text:name="org6bbb759"/><text:span text:style-name="OrgTodo">NEXT</text:span> E05S02 : Linking (external)
<text:bookmark-end text:name="OrgXref.org6bbb759"/></text:h>
      <text:h text:style-name="Heading_20_2" text:outline-level="2" text:is-list-header="false">
<text:bookmark-start text:name="OrgXref.orgf93c838"/>
<text:bookmark text:name="orgf93c838"/><text:span text:style-name="OrgTodo">NEXT</text:span> E05S03 : Attachments
<text:bookmark-end text:name="OrgXref.orgf93c838"/></text:h>
      <text:h text:style-name="Heading_20_2" text:outline-level="2" text:is-list-header="false">
<text:bookmark-start text:name="OrgXref.org6d53ef9"/>
<text:bookmark text:name="org6d53ef9"/><text:span text:style-name="OrgTodo">NEXT</text:span> E05S04 : Priorities
<text:bookmark-end text:name="OrgXref.org6d53ef9"/></text:h>
      <text:h text:style-name="Heading_20_2" text:outline-level="2" text:is-list-header="false">
<text:bookmark-start text:name="OrgXref.orgdd3a3d3"/>
<text:bookmark text:name="orgdd3a3d3"/><text:span text:style-name="OrgTodo">NEXT</text:span> E05S05 : Tables
<text:bookmark-end text:name="OrgXref.orgdd3a3d3"/></text:h>
      <text:h text:style-name="Heading_20_2" text:outline-level="2" text:is-list-header="false">
<text:bookmark-start text:name="OrgXref.orgfca1cb3"/>
<text:bookmark text:name="orgfca1cb3"/><text:span text:style-name="OrgTodo">DONE</text:span> E06S01 : Exporting<text:tab/><text:span text:style-name="OrgTags">[<text:span text:style-name="OrgTag">USEFUL</text:span> : <text:span text:style-name="OrgTag">BASIC</text:span>]</text:span>
<text:bookmark-end text:name="OrgXref.orgfca1cb3"/></text:h>
      <text:list text:style-name="OrgBulletedList" text:continue-numbering="false">
        <text:list-item>
          <text:p text:style-name="Text_20_body">Goal:export files into HTML and PDF
</text:p>
        </text:list-item>
        <text:list-item>
          <text:p text:style-name="Text_20_body">Key : C-c C-e  
</text:p>
        </text:list-item>
        <text:list-item>
          <text:p text:style-name="Text_20_body">Customization: Setting <text:span text:style-name="OrgCode">org-file-apps</text:span> determines the application to open files.
</text:p>
        </text:list-item>
      </text:list>
      <text:h text:style-name="Heading_20_3" text:outline-level="3" text:is-list-header="false">
<text:bookmark-start text:name="OrgXref.org1eeb00a"/>
<text:bookmark text:name="org1eeb00a"/><text:span text:style-name="OrgTodo">TODO</text:span> export chinese pdf ?
<text:bookmark-end text:name="OrgXref.org1eeb00a"/></text:h>
      <text:p text:style-name="Text_20_body">[*IMPORTANT*] I have been set how to open html files with qutebrowser and how
to open pdf files with zathura.
</text:p>
      <text:p text:style-name="Text_20_body">Add a line with <text:span text:style-name="OrgCode">#+OPTIONS:</text:span> to fine tune the output, <text:span text:style-name="OrgCode">t</text:span> is true.
</text:p>
      <text:section text:style-name="OrgIndentedSection-Level-0" text:name="Section17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Show the contents of drawer</text:p>
              </table:table-cell>
              <table:table-cell table:style-name="OrgTblCellT">
                <text:p text:style-name="OrgTableContentsLeft"><text:span text:style-name="OrgCode">d:t</text:span></text:p>
              </table:table-cell>
            </table:table-row>
            <table:table-row>
              <table:table-cell table:style-name="OrgTblCell">
                <text:p text:style-name="OrgTableContentsLeft">Preserve line breaks</text:p>
              </table:table-cell>
              <table:table-cell table:style-name="OrgTblCell">
                <text:p text:style-name="OrgTableContentsLeft"><text:span text:style-name="OrgCode">\n:t</text:span></text:p>
              </table:table-cell>
            </table:table-row>
            <table:table-row>
              <table:table-cell table:style-name="OrgTblCell">
                <text:p text:style-name="OrgTableContentsLeft">Export planing information</text:p>
              </table:table-cell>
              <table:table-cell table:style-name="OrgTblCell">
                <text:p text:style-name="OrgTableContentsLeft"><text:span text:style-name="OrgCode">p:t</text:span></text:p>
              </table:table-cell>
            </table:table-row>
            <table:table-row>
              <table:table-cell table:style-name="OrgTblCellB">
                <text:p text:style-name="OrgTableContentsLeft">Include TODO keywords into exported text</text:p>
              </table:table-cell>
              <table:table-cell table:style-name="OrgTblCellB">
                <text:p text:style-name="OrgTableContentsLeft"><text:span text:style-name="OrgCode">todo:t</text:span>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7aeffdc"/>
<text:bookmark text:name="org7aeffdc"/><text:span text:style-name="OrgTodo">NEXT</text:span> E06S02 : Advanced exporting<text:tab/><text:span text:style-name="OrgTags">[<text:span text:style-name="OrgTag">USEFUL</text:span>]</text:span>
<text:bookmark-end text:name="OrgXref.org7aeffdc"/></text:h>
      <text:list text:style-name="OrgBulletedList" text:continue-numbering="false">
        <text:list-item>
          <text:p text:style-name="Text_20_body"><text:span text:style-name="OrgCode">M-x customize-group</text:span> then input  <text:span text:style-name="OrgCode">org-export</text:span>
</text:p>
        </text:list-item>
        <text:list-item>
          <text:p text:style-name="Text_20_body">add <text:span text:style-name="OrgCode">+AUTHOR</text:span> and <text:span text:style-name="OrgCode">+TITLE</text:span>
</text:p>
        </text:list-item>
      </text:list>
      <text:h text:style-name="Heading_20_2" text:outline-level="2" text:is-list-header="false">
<text:bookmark-start text:name="OrgXref.org2597478"/>
<text:bookmark text:name="org2597478"/><text:span text:style-name="OrgTodo">NEXT</text:span> E06S03 : Publishing
<text:bookmark-end text:name="OrgXref.org2597478"/></text:h>
      <text:h text:style-name="Heading_20_2" text:outline-level="2" text:is-list-header="false">
<text:bookmark-start text:name="OrgXref.orgd68878a"/>
<text:bookmark text:name="orgd68878a"/><text:span text:style-name="OrgTodo">NEXT</text:span> E06S04 : Dynamic blocks
<text:bookmark-end text:name="OrgXref.orgd68878a"/></text:h>
      <text:h text:style-name="Heading_20_2" text:outline-level="2" text:is-list-header="false">
<text:bookmark-start text:name="OrgXref.orgf32068e"/>
<text:bookmark text:name="orgf32068e"/><text:span text:style-name="OrgTodo">NEXT</text:span> E06S05 : Tracking habits
<text:bookmark-end text:name="OrgXref.orgf32068e"/></text:h>
      <text:h text:style-name="Heading_20_2" text:outline-level="2" text:is-list-header="false">
<text:bookmark-start text:name="OrgXref.orgdbce94c"/>
<text:bookmark text:name="orgdbce94c"/><text:span text:style-name="OrgTodo">NEXT</text:span> E07S01 : Bulk agenda actions
<text:bookmark-end text:name="OrgXref.orgdbce94c"/></text:h>
      <text:h text:style-name="Heading_20_2" text:outline-level="2" text:is-list-header="false">
<text:bookmark-start text:name="OrgXref.org6499a0e"/>
<text:bookmark text:name="org6499a0e"/><text:span text:style-name="OrgTodo">NEXT</text:span> E07S02 : Presenting my system
<text:bookmark-end text:name="OrgXref.org6499a0e"/></text:h>
      <text:h text:style-name="Heading_20_2" text:outline-level="2" text:is-list-header="false">
<text:bookmark-start text:name="OrgXref.org676bad6"/>
<text:bookmark text:name="org676bad6"/><text:span text:style-name="OrgTodo">NEXT</text:span> E07S03 : Google Calendar integration
<text:bookmark-end text:name="OrgXref.org676bad6"/></text:h>
      <text:h text:style-name="Heading_20_2" text:outline-level="2" text:is-list-header="false">
<text:bookmark-start text:name="OrgXref.org4d1c592"/>
<text:bookmark text:name="org4d1c592"/><text:span text:style-name="OrgTodo">NEXT</text:span> E07S04 : Source code in OrgMode
<text:bookmark-end text:name="OrgXref.org4d1c592"/></text:h>
      <text:h text:style-name="Heading_20_2" text:outline-level="2" text:is-list-header="false">
<text:bookmark-start text:name="OrgXref.org037052f"/>
<text:bookmark text:name="org037052f"/><text:span text:style-name="OrgTodo">NEXT</text:span> E07S05 :
<text:bookmark-end text:name="OrgXref.org037052f"/></text:h>
      <text:h text:style-name="Heading_20_1" text:outline-level="1" text:is-list-header="false">
<text:bookmark-start text:name="OrgXref.org52383e1"/>
<text:bookmark text:name="org52383e1"/>Use Emacs
<text:bookmark-end text:name="OrgXref.org52383e1"/></text:h>
      <text:h text:style-name="Heading_20_2" text:outline-level="2" text:is-list-header="false">
<text:bookmark-start text:name="OrgXref.org9c8d216"/>
<text:bookmark text:name="org9c8d216"/><text:span text:style-name="OrgTodo">TODO</text:span> 62 : Magit
<text:bookmark-end text:name="OrgXref.org9c8d216"/></text:h>
      <text:p text:style-name="Text_20_body">I must learn git before using Magit.
</text:p>
      <text:h text:style-name="Heading_20_1" text:outline-level="1" text:is-list-header="false">
<text:bookmark-start text:name="OrgXref.org8ed06a2"/>
<text:bookmark text:name="org8ed06a2"/>Git
<text:bookmark-end text:name="OrgXref.org8ed06a2"/></text:h>
      <text:h text:style-name="Heading_20_2" text:outline-level="2" text:is-list-header="false">
<text:bookmark-start text:name="OrgXref.org125a393"/>
<text:bookmark text:name="org125a393"/>Git Basic
<text:bookmark-end text:name="OrgXref.org125a393"/></text:h>
      <text:h text:style-name="Heading_20_3" text:outline-level="3" text:is-list-header="false">
<text:bookmark-start text:name="OrgXref.orgfb6602b"/>
<text:bookmark text:name="orgfb6602b"/>in master
<text:bookmark-end text:name="OrgXref.orgfb6602b"/></text:h>
      <text:list text:style-name="OrgNumberedList" text:continue-numbering="false">
        <text:list-item>
          <text:p text:style-name="Text_20_body"><text:span text:style-name="OrgCode">git init</text:span>
</text:p>
        </text:list-item>
        <text:list-item>
          <text:p text:style-name="Text_20_body"><text:span text:style-name="OrgCode">git config --global user.name 'AiPick'</text:span>
</text:p>
        </text:list-item>
        <text:list-item>
          <text:p text:style-name="Text_20_body"><text:span text:style-name="OrgCode">git config --global user.emal '2585957571@qq.com'</text:span>
</text:p>
        </text:list-item>
        <text:list-item>
          <text:p text:style-name="Text_20_body"><text:span text:style-name="OrgCode">git add *.*</text:span> all files <text:span text:style-name="Bold">NOT</text:span> including subdir
<text:span text:style-name="OrgCode">git add .</text:span>  add all file include subdir
</text:p>
        </text:list-item>
        <text:list-item>
          <text:p text:style-name="Text_20_body"><text:span text:style-name="OrgCode">git status</text:span>
</text:p>
        </text:list-item>
        <text:list-item>
          <text:p text:style-name="Text_20_body"><text:span text:style-name="OrgCode">git rm --cached [uncached filename]</text:span>
</text:p>
        </text:list-item>
        <text:list-item>
          <text:p text:style-name="Text_20_body"><text:span text:style-name="OrgCode">git commit -m "add readme.txt"</text:span>
</text:p>
        </text:list-item>
        <text:list-item>
          <text:p text:style-name="Text_20_body"><text:span text:style-name="OrgCode">touch .gitignore</text:span> ignore these files
</text:p>
        </text:list-item>
      </text:list>
      <text:h text:style-name="Heading_20_3" text:outline-level="3" text:is-list-header="false">
<text:bookmark-start text:name="OrgXref.org91121ca"/>
<text:bookmark text:name="org91121ca"/>switch to branch
<text:bookmark-end text:name="OrgXref.org91121ca"/></text:h>
      <text:list text:style-name="OrgNumberedList" text:continue-numbering="false">
        <text:list-item>
          <text:p text:style-name="Text_20_body"><text:span text:style-name="OrgCode">git branch mybranch</text:span>
</text:p>
        </text:list-item>
        <text:list-item>
          <text:p text:style-name="Text_20_body"><text:span text:style-name="OrgCode">git checkout mybranch</text:span>
</text:p>
        </text:list-item>
        <text:list-item>
          <text:p text:style-name="Text_20_body"><text:span text:style-name="OrgCode">touch branch.txt</text:span>
</text:p>
        </text:list-item>
        <text:list-item>
          <text:p text:style-name="Text_20_body"><text:span text:style-name="OrgCode">git add .</text:span>
</text:p>
        </text:list-item>
        <text:list-item>
          <text:p text:style-name="Text_20_body"><text:span text:style-name="OrgCode">git commit -m "branch changed"</text:span>
</text:p>
        </text:list-item>
      </text:list>
      <text:h text:style-name="Heading_20_3" text:outline-level="3" text:is-list-header="false">
<text:bookmark-start text:name="OrgXref.orgb83b853"/>
<text:bookmark text:name="orgb83b853"/>switch back to master and merge
<text:bookmark-end text:name="OrgXref.orgb83b853"/></text:h>
      <text:list text:style-name="OrgNumberedList" text:continue-numbering="false">
        <text:list-item>
          <text:p text:style-name="Text_20_body"><text:span text:style-name="OrgCode">git chechout master</text:span>
</text:p>
        </text:list-item>
        <text:list-item>
          <text:p text:style-name="Text_20_body"><text:span text:style-name="OrgCode">git merge mybranch</text:span>
</text:p>
        </text:list-item>
      </text:list>
      <text:h text:style-name="Heading_20_3" text:outline-level="3" text:is-list-header="false">
<text:bookmark-start text:name="OrgXref.orge502689"/>
<text:bookmark text:name="orge502689"/>git to remote
<text:bookmark-end text:name="OrgXref.orge502689"/></text:h>
      <text:list text:style-name="OrgNumberedList" text:continue-numbering="false">
        <text:list-item>
          <text:p text:style-name="Text_20_body"><text:span text:style-name="OrgCode">git remote add origin https://github.com/AiPick/notes.git</text:span>
</text:p>
        </text:list-item>
        <text:list-item>
          <text:p text:style-name="Text_20_body"><text:span text:style-name="OrgCode">git remote</text:span>
</text:p>
        </text:list-item>
        <text:list-item>
          <text:p text:style-name="Text_20_body"><text:span text:style-name="OrgCode">git push -u origin master</text:span>
input username &amp; password
</text:p>
        </text:list-item>
        <text:list-item>
          <text:p text:style-name="Text_20_body">refresh github pages to get pushed files and dirs
</text:p>
        </text:list-item>
        <text:list-item>
          <text:p text:style-name="Text_20_body"><text:span text:style-name="OrgCode">touch newtest.txt</text:span>
</text:p>
        </text:list-item>
        <text:list-item>
          <text:p text:style-name="Text_20_body"><text:span text:style-name="OrgCode">git add .</text:span>
</text:p>
        </text:list-item>
        <text:list-item>
          <text:p text:style-name="Text_20_body"><text:span text:style-name="OrgCode">git commit -m "test with newtest.txt which pushed to remote"</text:span>
</text:p>
        </text:list-item>
        <text:list-item>
          <text:p text:style-name="Text_20_body"><text:span text:style-name="OrgCode">git push</text:span> before refresh github pages to get <text:span text:style-name="OrgCode">newtest.txt</text:span> appeared in remote repo.
</text:p>
        </text:list-item>
      </text:list>
      <text:h text:style-name="Heading_20_3" text:outline-level="3" text:is-list-header="false">
<text:bookmark-start text:name="OrgXref.orgbe3147c"/>
<text:bookmark text:name="orgbe3147c"/>get newest repo
<text:bookmark-end text:name="OrgXref.orgbe3147c"/></text:h>
      <text:list text:style-name="OrgNumberedList" text:continue-numbering="false">
        <text:list-item>
          <text:p text:style-name="Text_20_body"><text:span text:style-name="OrgCode">git pull</text:span>
</text:p>
        </text:list-item>
      </text:list>
      <text:h text:style-name="Heading_20_2" text:outline-level="2" text:is-list-header="false">
<text:bookmark-start text:name="OrgXref.orgbff5bdd"/>
<text:bookmark text:name="orgbff5bdd"/>magit
<text:bookmark-end text:name="OrgXref.orgbff5bdd"/></text:h>
      <text:list text:style-name="OrgNumberedList" text:continue-numbering="false">
        <text:list-item>
          <text:p text:style-name="Text_20_body"> SPC g s  magit status
</text:p>
        </text:list-item>
        <text:list-item>
          <text:p text:style-name="Text_20_body">committed file  s 
</text:p>
        </text:list-item>
        <text:list-item>
          <text:p text:style-name="Text_20_body">committed to repo  c  
</text:p>
        </text:list-item>
        <text:list-item>
          <text:p text:style-name="Text_20_body">use  , ,   to actually commit changed files.
</text:p>
        </text:list-item>
        <text:list-item>
          <text:p text:style-name="Text_20_body">use  p  to push local repo to remote repo.
</text:p>
        </text:list-item>
        <text:list-item>
          <text:p text:style-name="Text_20_body">use  F  to pull from remote repo.
</text:p>
        </text:list-item>
        <text:list-item>
          <text:p text:style-name="Text_20_body">use  e  to solve conflict in Ediff. 
use  N &amp; P  to navigate between the Ediff.
use  A &amp; B  to choice what you want to reserve code.
</text:p>
        </text:list-item>
        <text:list-item>
          <text:p text:style-name="Text_20_body"> SPC g b  is blame state to show different
author comment and revised code on the timeline. You could press
 b  to backtrace in the history.
</text:p>
        </text:list-item>
        <text:list-item>
          <text:p text:style-name="Text_20_body">use  f  to fetch repo files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272822" fo:padding="0.049cm" fo:border="0.51pt solid #000000" style:shadow="none">
        <style:background-image/>
      </style:paragraph-properties>
      <style:text-properties fo:color="#ae81ff"/>
    </style:style>
    <style:style style:name="OrgSrcBlock" style:family="paragraph" style:parent-style-name="Preformatted_20_Text">
      <style:paragraph-properties fo:background-color="#272822" fo:padding="0.049cm" fo:border="0.51pt solid #000000" style:shadow="none">
        <style:background-image/>
      </style:paragraph-properties>
      <style:text-properties fo:color="#f8f8f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hexinzheng</dc:creator>
    <meta:initial-creator>hexinzheng</meta:initial-creator>
    <dc:date>2020-02-12T16:37:45</dc:date>
    <meta:creation-date>2020-02-12T16:37:45</meta:creation-date>
    <meta:generator>Emacs 26.1 (Org mode 9.2.6)</meta:generator>
    <meta:keyword/>
    <dc:subject/>
    <dc:title>EMACS NOTES</dc:title>
    <meta:user-defined meta:name="subtitle">ORGMODE EXPLAINED</meta:user-defined>
  </office:meta>
</office:document-meta>
</file>